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list-style-name="">
      <style:text-properties officeooo:paragraph-rsid="001ccb2f"/>
    </style:style>
    <style:style style:name="P2" style:family="paragraph" style:parent-style-name="Text_20_body">
      <style:text-properties officeooo:rsid="3a300746" officeooo:paragraph-rsid="001ccb2f"/>
    </style:style>
    <style:style style:name="P3" style:family="paragraph" style:parent-style-name="Text_20_body" style:list-style-name="L1">
      <style:text-properties officeooo:rsid="3a300746" officeooo:paragraph-rsid="001ccb2f"/>
    </style:style>
    <style:style style:name="P4" style:family="paragraph" style:parent-style-name="Text_20_body" style:list-style-name="L1">
      <style:text-properties officeooo:rsid="3a638ca9" officeooo:paragraph-rsid="001ccb2f"/>
    </style:style>
    <style:style style:name="P5" style:family="paragraph" style:parent-style-name="Heading_20_4" style:list-style-name="">
      <style:text-properties officeooo:paragraph-rsid="001ccb2f"/>
    </style:style>
    <style:style style:name="P6" style:family="paragraph" style:parent-style-name="Heading_20_5">
      <style:text-properties officeooo:paragraph-rsid="001ccb2f"/>
    </style:style>
    <style:style style:name="P7" style:family="paragraph" style:parent-style-name="Text_20_body">
      <style:paragraph-properties fo:margin-left="0in" fo:margin-right="0in" fo:text-indent="0in" style:auto-text-indent="false"/>
      <style:text-properties fo:color="#000000" loext:opacity="100%" officeooo:rsid="001e2793" officeooo:paragraph-rsid="001ccb2f"/>
    </style:style>
    <style:style style:name="P8" style:family="paragraph" style:parent-style-name="Text_20_body" style:list-style-name="L2">
      <style:text-properties officeooo:paragraph-rsid="001ccb2f"/>
    </style:style>
    <style:style style:name="P9" style:family="paragraph" style:parent-style-name="Text_20_body" style:list-style-name="L3">
      <style:text-properties fo:color="#000000" loext:opacity="100%" officeooo:paragraph-rsid="001ccb2f"/>
    </style:style>
    <style:style style:name="P10" style:family="paragraph" style:parent-style-name="Heading_20_5">
      <style:text-properties officeooo:rsid="402a6ff1" officeooo:paragraph-rsid="001ccb2f"/>
    </style:style>
    <style:style style:name="P11" style:family="paragraph" style:parent-style-name="Text_20_body">
      <style:text-properties officeooo:paragraph-rsid="001ccb2f"/>
    </style:style>
    <style:style style:name="P12" style:family="paragraph" style:parent-style-name="Text_20_body">
      <style:text-properties officeooo:rsid="402a6ff1" officeooo:paragraph-rsid="001ccb2f"/>
    </style:style>
    <style:style style:name="P13" style:family="paragraph" style:parent-style-name="Text_20_body" style:list-style-name="L4">
      <style:text-properties officeooo:rsid="402a6ff1" officeooo:paragraph-rsid="001ccb2f"/>
    </style:style>
    <style:style style:name="P14" style:family="paragraph" style:parent-style-name="Text_20_body">
      <style:text-properties fo:color="#000000" loext:opacity="100%" officeooo:rsid="358f248f" officeooo:paragraph-rsid="001ccb2f"/>
    </style:style>
    <style:style style:name="P15" style:family="paragraph" style:parent-style-name="Text_20_body" style:list-style-name="L5">
      <style:text-properties fo:color="#000000" loext:opacity="100%" officeooo:rsid="358f248f" officeooo:paragraph-rsid="001ccb2f"/>
    </style:style>
    <style:style style:name="P16" style:family="paragraph" style:parent-style-name="Text_20_body">
      <style:text-properties officeooo:rsid="37d7ab39" officeooo:paragraph-rsid="001ccb2f"/>
    </style:style>
    <style:style style:name="P17" style:family="paragraph" style:parent-style-name="Text_20_body" style:list-style-name="L5">
      <style:text-properties fo:color="#c9211e" loext:opacity="100%" officeooo:paragraph-rsid="001ccb2f"/>
    </style:style>
    <style:style style:name="P18" style:family="paragraph" style:parent-style-name="Text_20_body" style:list-style-name="L5">
      <style:text-properties fo:color="#000000" loext:opacity="100%" officeooo:rsid="358db8b1" officeooo:paragraph-rsid="001ccb2f"/>
    </style:style>
    <style:style style:name="P19" style:family="paragraph" style:parent-style-name="Text_20_body">
      <style:text-properties officeooo:rsid="3ad1388b" officeooo:paragraph-rsid="001ccb2f"/>
    </style:style>
    <style:style style:name="P20" style:family="paragraph" style:parent-style-name="Text_20_body" style:list-style-name="L6">
      <style:text-properties officeooo:rsid="3ad1388b" officeooo:paragraph-rsid="001ccb2f"/>
    </style:style>
    <style:style style:name="P21" style:family="paragraph" style:parent-style-name="Text_20_body" style:list-style-name="L6">
      <style:text-properties officeooo:rsid="3ad21dbf" officeooo:paragraph-rsid="001ccb2f"/>
    </style:style>
    <style:style style:name="P22" style:family="paragraph" style:parent-style-name="Text_20_body" style:list-style-name="L6">
      <style:text-properties officeooo:rsid="3ad3160e" officeooo:paragraph-rsid="001ccb2f"/>
    </style:style>
    <style:style style:name="P23" style:family="paragraph" style:parent-style-name="Text_20_body" style:list-style-name="L6">
      <style:text-properties officeooo:rsid="3ad4deef" officeooo:paragraph-rsid="001ccb2f"/>
    </style:style>
    <style:style style:name="P24" style:family="paragraph" style:parent-style-name="Text_20_body">
      <style:text-properties officeooo:rsid="402d0800" officeooo:paragraph-rsid="001ccb2f"/>
    </style:style>
    <style:style style:name="P25" style:family="paragraph" style:parent-style-name="Text_20_body" style:list-style-name="L7">
      <style:text-properties fo:color="#c9211e" loext:opacity="100%" officeooo:rsid="402d0800" officeooo:paragraph-rsid="001ccb2f"/>
    </style:style>
    <style:style style:name="P26" style:family="paragraph" style:parent-style-name="Text_20_body" style:list-style-name="L7">
      <style:text-properties fo:color="#000000" loext:opacity="100%" officeooo:rsid="402d0800" officeooo:paragraph-rsid="001ccb2f"/>
    </style:style>
    <style:style style:name="P27" style:family="paragraph" style:parent-style-name="Text_20_body" style:list-style-name="L7">
      <style:text-properties fo:color="#000000" loext:opacity="100%" officeooo:rsid="402dd84f" officeooo:paragraph-rsid="001ccb2f"/>
    </style:style>
    <style:style style:name="P28" style:family="paragraph" style:parent-style-name="Text_20_body" style:list-style-name="L7">
      <style:text-properties officeooo:rsid="4183ee17" officeooo:paragraph-rsid="001ccb2f"/>
    </style:style>
    <style:style style:name="P29" style:family="paragraph" style:parent-style-name="Text_20_body" style:list-style-name="L7">
      <style:text-properties fo:color="#c9211e" loext:opacity="100%" officeooo:rsid="4183ee17" officeooo:paragraph-rsid="001ccb2f"/>
    </style:style>
    <style:style style:name="P30" style:family="paragraph" style:parent-style-name="Text_20_body" style:list-style-name="L7">
      <style:text-properties fo:color="#000000" loext:opacity="100%" officeooo:rsid="4183ee17" officeooo:paragraph-rsid="001ccb2f"/>
    </style:style>
    <style:style style:name="P31" style:family="paragraph" style:parent-style-name="Text_20_body">
      <style:text-properties officeooo:rsid="3a78bb15" officeooo:paragraph-rsid="001ccb2f"/>
    </style:style>
    <style:style style:name="P32" style:family="paragraph" style:parent-style-name="Text_20_body" style:list-style-name="L8">
      <style:text-properties officeooo:paragraph-rsid="001ccb2f"/>
    </style:style>
    <style:style style:name="P33" style:family="paragraph" style:parent-style-name="Text_20_body" style:list-style-name="L9">
      <style:text-properties fo:color="#c9211e" loext:opacity="100%" officeooo:paragraph-rsid="001ccb2f"/>
    </style:style>
    <style:style style:name="P34" style:family="paragraph" style:parent-style-name="Text_20_body" style:list-style-name="L9">
      <style:text-properties officeooo:paragraph-rsid="001ccb2f"/>
    </style:style>
    <style:style style:name="P35" style:family="paragraph" style:parent-style-name="Text_20_body" style:list-style-name="L9">
      <style:text-properties officeooo:rsid="3fcf9ba3" officeooo:paragraph-rsid="001ccb2f"/>
    </style:style>
    <style:style style:name="P36" style:family="paragraph" style:parent-style-name="Text_20_body" style:list-style-name="L9">
      <style:text-properties fo:color="#000000" loext:opacity="100%" style:text-line-through-style="none" style:text-line-through-type="none" officeooo:rsid="3fcf9ba3" officeooo:paragraph-rsid="001ccb2f"/>
    </style:style>
    <style:style style:name="P37" style:family="paragraph" style:parent-style-name="Heading_20_4" style:list-style-name="">
      <style:text-properties officeooo:rsid="006fa1b2" officeooo:paragraph-rsid="001ccb2f"/>
    </style:style>
    <style:style style:name="P38" style:family="paragraph" style:parent-style-name="Text_20_body" style:list-style-name="L10">
      <style:text-properties officeooo:paragraph-rsid="001ccb2f"/>
    </style:style>
    <style:style style:name="P39" style:family="paragraph" style:parent-style-name="Text_20_body" style:list-style-name="L10">
      <style:text-properties fo:color="#000000" loext:opacity="100%" officeooo:rsid="3faf2252" officeooo:paragraph-rsid="001ccb2f"/>
    </style:style>
    <style:style style:name="P40" style:family="paragraph" style:parent-style-name="Text_20_body">
      <style:text-properties fo:color="#000000" loext:opacity="100%" officeooo:rsid="3faf2252" officeooo:paragraph-rsid="001ccb2f"/>
    </style:style>
    <style:style style:name="P41" style:family="paragraph" style:parent-style-name="Text_20_body" style:list-style-name="L11">
      <style:text-properties fo:color="#000000" loext:opacity="100%" officeooo:rsid="006fa1b2" officeooo:paragraph-rsid="001ccb2f"/>
    </style:style>
    <style:style style:name="P42" style:family="paragraph" style:parent-style-name="Text_20_body" style:list-style-name="L11">
      <style:text-properties officeooo:paragraph-rsid="001ccb2f"/>
    </style:style>
    <style:style style:name="P43" style:family="paragraph" style:parent-style-name="Text_20_body" style:list-style-name="L11">
      <style:text-properties fo:color="#000000" loext:opacity="100%" officeooo:rsid="001e2793" officeooo:paragraph-rsid="001ccb2f"/>
    </style:style>
    <style:style style:name="P44" style:family="paragraph" style:parent-style-name="Text_20_body" style:list-style-name="L11">
      <style:text-properties fo:color="#000000" loext:opacity="100%" officeooo:rsid="00748678" officeooo:paragraph-rsid="001ccb2f"/>
    </style:style>
    <style:style style:name="P45" style:family="paragraph" style:parent-style-name="Text_20_body" style:list-style-name="L12">
      <style:text-properties officeooo:paragraph-rsid="001ccb2f"/>
    </style:style>
    <style:style style:name="P46" style:family="paragraph" style:parent-style-name="Text_20_body">
      <style:text-properties fo:color="#000000" loext:opacity="100%" officeooo:rsid="0070078f" officeooo:paragraph-rsid="001ccb2f"/>
    </style:style>
    <style:style style:name="P47" style:family="paragraph" style:parent-style-name="Text_20_body" style:list-style-name="L13">
      <style:text-properties fo:color="#c9211e" loext:opacity="100%" officeooo:rsid="3faf2252" officeooo:paragraph-rsid="001ccb2f"/>
    </style:style>
    <style:style style:name="P48" style:family="paragraph" style:parent-style-name="Text_20_body" style:list-style-name="L14">
      <style:text-properties fo:color="#000000" loext:opacity="100%" officeooo:rsid="3faf2252" officeooo:paragraph-rsid="001ccb2f"/>
    </style:style>
    <style:style style:name="P49" style:family="paragraph" style:parent-style-name="Text_20_body" style:list-style-name="L15">
      <style:text-properties officeooo:paragraph-rsid="001ccb2f"/>
    </style:style>
    <style:style style:name="P50" style:family="paragraph" style:parent-style-name="Text_20_body">
      <style:text-properties fo:color="#2a6099" loext:opacity="100%" officeooo:rsid="3faf2252" officeooo:paragraph-rsid="001ccb2f"/>
    </style:style>
    <style:style style:name="P51" style:family="paragraph" style:parent-style-name="Text_20_body" style:list-style-name="L16">
      <style:text-properties officeooo:paragraph-rsid="001ccb2f"/>
    </style:style>
    <style:style style:name="P52" style:family="paragraph" style:parent-style-name="Text_20_body" style:list-style-name="L17">
      <style:text-properties officeooo:paragraph-rsid="001ccb2f"/>
    </style:style>
    <style:style style:name="P53" style:family="paragraph" style:parent-style-name="Text_20_body" style:list-style-name="L18">
      <style:text-properties fo:color="#000000" loext:opacity="100%" officeooo:rsid="001e2793" officeooo:paragraph-rsid="001ccb2f"/>
    </style:style>
    <style:style style:name="P54" style:family="paragraph" style:parent-style-name="Text_20_body" style:list-style-name="L19">
      <style:text-properties fo:color="#000000" loext:opacity="100%" officeooo:rsid="001e2793" officeooo:paragraph-rsid="001ccb2f"/>
    </style:style>
    <style:style style:name="P55" style:family="paragraph" style:parent-style-name="Text_20_body">
      <style:text-properties fo:color="#000000" loext:opacity="100%" officeooo:rsid="3faf7c32" officeooo:paragraph-rsid="001ccb2f"/>
    </style:style>
    <style:style style:name="P56" style:family="paragraph" style:parent-style-name="Text_20_body" style:list-style-name="L20">
      <style:text-properties fo:color="#000000" loext:opacity="100%" officeooo:rsid="44c6d8bf" officeooo:paragraph-rsid="001ccb2f"/>
    </style:style>
    <style:style style:name="P57" style:family="paragraph" style:parent-style-name="Text_20_body" style:list-style-name="L20">
      <style:text-properties fo:color="#000000" loext:opacity="100%" officeooo:rsid="3faf7c32" officeooo:paragraph-rsid="001ccb2f"/>
    </style:style>
    <style:style style:name="P58" style:family="paragraph" style:parent-style-name="Text_20_body" style:list-style-name="L20">
      <style:text-properties fo:color="#000000" loext:opacity="100%" officeooo:rsid="001e2793" officeooo:paragraph-rsid="001ccb2f"/>
    </style:style>
    <style:style style:name="P59" style:family="paragraph" style:parent-style-name="Text_20_body" style:list-style-name="L20">
      <style:text-properties fo:color="#000000" loext:opacity="100%" officeooo:rsid="0080286a" officeooo:paragraph-rsid="001ccb2f"/>
    </style:style>
    <style:style style:name="P60" style:family="paragraph" style:parent-style-name="Heading_20_6">
      <style:text-properties officeooo:paragraph-rsid="001ccb2f"/>
    </style:style>
    <style:style style:name="P61" style:family="paragraph" style:parent-style-name="Text_20_body">
      <style:text-properties fo:color="#000000" loext:opacity="100%" officeooo:rsid="0080286a" officeooo:paragraph-rsid="001ccb2f"/>
    </style:style>
    <style:style style:name="P62" style:family="paragraph" style:parent-style-name="Text_20_body" style:list-style-name="L21">
      <style:text-properties officeooo:paragraph-rsid="001ccb2f"/>
    </style:style>
    <style:style style:name="P63" style:family="paragraph" style:parent-style-name="Text_20_body" style:list-style-name="L22">
      <style:text-properties officeooo:paragraph-rsid="001ccb2f"/>
    </style:style>
    <style:style style:name="P64" style:family="paragraph" style:parent-style-name="Text_20_body" style:list-style-name="L23">
      <style:text-properties officeooo:paragraph-rsid="001ccb2f"/>
    </style:style>
    <style:style style:name="P65" style:family="paragraph" style:parent-style-name="Text_20_body" style:list-style-name="L24">
      <style:text-properties officeooo:paragraph-rsid="001ccb2f"/>
    </style:style>
    <style:style style:name="P66" style:family="paragraph" style:parent-style-name="Text_20_body" style:list-style-name="L25">
      <style:text-properties officeooo:paragraph-rsid="001ccb2f"/>
    </style:style>
    <style:style style:name="P67" style:family="paragraph" style:parent-style-name="Text_20_body" style:list-style-name="L26">
      <style:text-properties fo:color="#000000" loext:opacity="100%" officeooo:rsid="008270c0" officeooo:paragraph-rsid="001ccb2f"/>
    </style:style>
    <style:style style:name="P68" style:family="paragraph" style:parent-style-name="Text_20_body" style:list-style-name="L27">
      <style:text-properties officeooo:paragraph-rsid="001ccb2f"/>
    </style:style>
    <style:style style:name="P69" style:family="paragraph" style:parent-style-name="Text_20_body" style:list-style-name="L28">
      <style:text-properties fo:color="#000000" loext:opacity="100%" officeooo:rsid="008439dd" officeooo:paragraph-rsid="001ccb2f"/>
    </style:style>
    <style:style style:name="P70" style:family="paragraph" style:parent-style-name="Text_20_body" style:list-style-name="L28">
      <style:text-properties fo:color="#000000" loext:opacity="100%" officeooo:rsid="001e2793" officeooo:paragraph-rsid="001ccb2f"/>
    </style:style>
    <style:style style:name="P71" style:family="paragraph" style:parent-style-name="Text_20_body" style:list-style-name="L29">
      <style:text-properties officeooo:paragraph-rsid="001ccb2f"/>
    </style:style>
    <style:style style:name="P72" style:family="paragraph" style:parent-style-name="Text_20_body" style:list-style-name="L30">
      <style:text-properties fo:color="#000000" loext:opacity="100%" officeooo:rsid="008599d1" officeooo:paragraph-rsid="001ccb2f"/>
    </style:style>
    <style:style style:name="P73" style:family="paragraph" style:parent-style-name="Text_20_body" style:list-style-name="L30">
      <style:text-properties fo:color="#000000" loext:opacity="100%" officeooo:rsid="001e2793" officeooo:paragraph-rsid="001ccb2f"/>
    </style:style>
    <style:style style:name="P74" style:family="paragraph" style:parent-style-name="Text_20_body" style:list-style-name="L31">
      <style:text-properties officeooo:paragraph-rsid="001ccb2f"/>
    </style:style>
    <style:style style:name="P75" style:family="paragraph" style:parent-style-name="Text_20_body" style:list-style-name="L32">
      <style:text-properties officeooo:paragraph-rsid="001ccb2f"/>
    </style:style>
    <style:style style:name="P76" style:family="paragraph" style:parent-style-name="Text_20_body" style:list-style-name="L32">
      <style:text-properties fo:color="#000000" loext:opacity="100%" officeooo:rsid="0086d108" officeooo:paragraph-rsid="001ccb2f"/>
    </style:style>
    <style:style style:name="P77" style:family="paragraph" style:parent-style-name="Text_20_body" style:list-style-name="L33">
      <style:text-properties fo:color="#000000" loext:opacity="100%" officeooo:rsid="0086d108" officeooo:paragraph-rsid="001ccb2f"/>
    </style:style>
    <style:style style:name="P78" style:family="paragraph" style:parent-style-name="Text_20_body" style:list-style-name="L33">
      <style:text-properties fo:color="#000000" loext:opacity="100%" officeooo:rsid="001e2793" officeooo:paragraph-rsid="001ccb2f"/>
    </style:style>
    <style:style style:name="P79" style:family="paragraph" style:parent-style-name="Text_20_body" style:list-style-name="L34">
      <style:text-properties fo:color="#000000" loext:opacity="100%" officeooo:rsid="001e2793" officeooo:paragraph-rsid="001ccb2f"/>
    </style:style>
    <style:style style:name="P80" style:family="paragraph" style:parent-style-name="Text_20_body" style:list-style-name="L34">
      <style:text-properties fo:color="#000000" loext:opacity="100%" officeooo:rsid="008739a9" officeooo:paragraph-rsid="001ccb2f"/>
    </style:style>
    <style:style style:name="P81" style:family="paragraph" style:parent-style-name="Text_20_body" style:list-style-name="L35">
      <style:text-properties officeooo:paragraph-rsid="001ccb2f"/>
    </style:style>
    <style:style style:name="P82" style:family="paragraph" style:parent-style-name="Text_20_body" style:list-style-name="L36">
      <style:text-properties fo:color="#000000" loext:opacity="100%" officeooo:rsid="001e2793" officeooo:paragraph-rsid="001ccb2f"/>
    </style:style>
    <style:style style:name="P83" style:family="paragraph" style:parent-style-name="Text_20_body" style:list-style-name="L37">
      <style:text-properties fo:color="#000000" loext:opacity="100%" officeooo:rsid="001e2793" officeooo:paragraph-rsid="001ccb2f"/>
    </style:style>
    <style:style style:name="P84" style:family="paragraph" style:parent-style-name="Text_20_body" style:list-style-name="L38">
      <style:text-properties officeooo:paragraph-rsid="001ccb2f"/>
    </style:style>
    <style:style style:name="P85" style:family="paragraph" style:parent-style-name="Text_20_body">
      <style:text-properties officeooo:rsid="321a29d2" officeooo:paragraph-rsid="001ccb2f"/>
    </style:style>
    <style:style style:name="P86" style:family="paragraph" style:parent-style-name="Text_20_body" style:list-style-name="L39">
      <style:text-properties officeooo:rsid="322b9aa2" officeooo:paragraph-rsid="001ccb2f"/>
    </style:style>
    <style:style style:name="P87" style:family="paragraph" style:parent-style-name="Text_20_body" style:list-style-name="L39">
      <style:text-properties officeooo:rsid="3230b222" officeooo:paragraph-rsid="001ccb2f"/>
    </style:style>
    <style:style style:name="P88" style:family="paragraph" style:parent-style-name="Text_20_body" style:list-style-name="L39">
      <style:text-properties officeooo:rsid="329c9c83" officeooo:paragraph-rsid="001ccb2f"/>
    </style:style>
    <style:style style:name="P89" style:family="paragraph" style:parent-style-name="Text_20_body" style:list-style-name="L40">
      <style:text-properties officeooo:paragraph-rsid="001ccb2f"/>
    </style:style>
    <style:style style:name="P90" style:family="paragraph" style:parent-style-name="Text_20_body" style:list-style-name="L41">
      <style:text-properties officeooo:paragraph-rsid="001ccb2f"/>
    </style:style>
    <style:style style:name="P91" style:family="paragraph" style:parent-style-name="Text_20_body" style:list-style-name="L41">
      <style:text-properties fo:color="#000000" loext:opacity="100%" officeooo:rsid="008b18c6" officeooo:paragraph-rsid="001ccb2f"/>
    </style:style>
    <style:style style:name="P92" style:family="paragraph" style:parent-style-name="Text_20_body" style:list-style-name="L42">
      <style:text-properties officeooo:paragraph-rsid="001ccb2f"/>
    </style:style>
    <style:style style:name="P93" style:family="paragraph" style:parent-style-name="Text_20_body" style:list-style-name="L43">
      <style:text-properties officeooo:paragraph-rsid="001ccb2f"/>
    </style:style>
    <style:style style:name="P94" style:family="paragraph" style:parent-style-name="Text_20_body" style:list-style-name="L44">
      <style:text-properties fo:color="#000000" loext:opacity="100%" officeooo:rsid="008d37b8" officeooo:paragraph-rsid="001ccb2f"/>
    </style:style>
    <style:style style:name="P95" style:family="paragraph" style:parent-style-name="Text_20_body" style:list-style-name="L44">
      <style:text-properties fo:color="#000000" loext:opacity="100%" officeooo:rsid="001e2793" officeooo:paragraph-rsid="001ccb2f"/>
    </style:style>
    <style:style style:name="P96" style:family="paragraph" style:parent-style-name="Text_20_body" style:list-style-name="L45">
      <style:text-properties officeooo:paragraph-rsid="001ccb2f"/>
    </style:style>
    <style:style style:name="P97" style:family="paragraph" style:parent-style-name="Text_20_body" style:list-style-name="L45">
      <style:text-properties fo:color="#000000" loext:opacity="100%" officeooo:rsid="008e4948" officeooo:paragraph-rsid="001ccb2f"/>
    </style:style>
    <style:style style:name="P98" style:family="paragraph" style:parent-style-name="Text_20_body" style:list-style-name="L45">
      <style:text-properties fo:color="#000000" loext:opacity="100%" officeooo:rsid="008e8eba" officeooo:paragraph-rsid="001ccb2f"/>
    </style:style>
    <style:style style:name="P99" style:family="paragraph" style:parent-style-name="Heading_20_4">
      <style:text-properties officeooo:paragraph-rsid="001ccb2f"/>
    </style:style>
    <style:style style:name="P100" style:family="paragraph" style:parent-style-name="Text_20_body" style:list-style-name="L46">
      <style:text-properties officeooo:rsid="3faf8b2b" officeooo:paragraph-rsid="001ccb2f"/>
    </style:style>
    <style:style style:name="P101" style:family="paragraph" style:parent-style-name="Text_20_body" style:list-style-name="L47">
      <style:text-properties officeooo:rsid="3faf8b2b" officeooo:paragraph-rsid="001ccb2f"/>
    </style:style>
    <style:style style:name="P102" style:family="paragraph" style:parent-style-name="Text_20_body" style:list-style-name="L48">
      <style:text-properties officeooo:rsid="3faf8b2b" officeooo:paragraph-rsid="001ccb2f"/>
    </style:style>
    <style:style style:name="T1" style:family="text">
      <style:text-properties officeooo:rsid="3a71d396"/>
    </style:style>
    <style:style style:name="T2" style:family="text">
      <style:text-properties officeooo:rsid="007f7b0f"/>
    </style:style>
    <style:style style:name="T3" style:family="text">
      <style:text-properties fo:font-weight="bold" officeooo:rsid="007d3f6a" style:font-weight-asian="bold" style:font-weight-complex="bold"/>
    </style:style>
    <style:style style:name="T4" style:family="text">
      <style:text-properties officeooo:rsid="007d3f6a"/>
    </style:style>
    <style:style style:name="T5" style:family="text">
      <style:text-properties fo:color="#2a6099" loext:opacity="100%"/>
    </style:style>
    <style:style style:name="T6" style:family="text">
      <style:text-properties fo:color="#000000" loext:opacity="100%" officeooo:rsid="001e2793"/>
    </style:style>
    <style:style style:name="T7" style:family="text">
      <style:text-properties fo:color="#000000" loext:opacity="100%" fo:font-weight="bold" officeooo:rsid="001e2793" style:font-weight-asian="bold" style:font-weight-complex="bold"/>
    </style:style>
    <style:style style:name="T8" style:family="text">
      <style:text-properties fo:color="#000000" loext:opacity="100%" officeooo:rsid="007d3f6a"/>
    </style:style>
    <style:style style:name="T9" style:family="text">
      <style:text-properties fo:font-weight="bold" officeooo:rsid="007f7b0f" style:font-weight-asian="bold" style:font-weight-complex="bold"/>
    </style:style>
    <style:style style:name="T10" style:family="text">
      <style:text-properties fo:color="#2a6099" loext:opacity="100%" officeooo:rsid="007f7b0f"/>
    </style:style>
    <style:style style:name="T11" style:family="text">
      <style:text-properties fo:color="#c9211e" loext:opacity="100%"/>
    </style:style>
    <style:style style:name="T12" style:family="text">
      <style:text-properties officeooo:rsid="007eb2b7"/>
    </style:style>
    <style:style style:name="T13" style:family="text">
      <style:text-properties officeooo:rsid="402d0800"/>
    </style:style>
    <style:style style:name="T14" style:family="text">
      <style:text-properties fo:color="#c9211e" loext:opacity="100%" officeooo:rsid="402d0800"/>
    </style:style>
    <style:style style:name="T15" style:family="text">
      <style:text-properties fo:color="#000000" loext:opacity="100%" officeooo:rsid="402d0800"/>
    </style:style>
    <style:style style:name="T16" style:family="text">
      <style:text-properties fo:font-weight="bold" officeooo:rsid="402d0800" style:font-weight-asian="bold" style:font-weight-complex="bold"/>
    </style:style>
    <style:style style:name="T17" style:family="text">
      <style:text-properties fo:font-weight="bold" style:font-weight-asian="bold" style:font-weight-complex="bold"/>
    </style:style>
    <style:style style:name="T18" style:family="text">
      <style:text-properties officeooo:rsid="402ba3d0"/>
    </style:style>
    <style:style style:name="T19" style:family="text">
      <style:text-properties officeooo:rsid="37d7ab39"/>
    </style:style>
    <style:style style:name="T20" style:family="text">
      <style:text-properties fo:color="#c9211e" loext:opacity="100%" officeooo:rsid="3fbe5d89"/>
    </style:style>
    <style:style style:name="T21" style:family="text">
      <style:text-properties fo:color="#c9211e" loext:opacity="100%" officeooo:rsid="402ba3d0"/>
    </style:style>
    <style:style style:name="T22" style:family="text">
      <style:text-properties officeooo:rsid="006f7bee"/>
    </style:style>
    <style:style style:name="T23" style:family="text">
      <style:text-properties fo:color="#c9211e" loext:opacity="100%" fo:background-color="#ffff00" loext:char-shading-value="0"/>
    </style:style>
    <style:style style:name="T24" style:family="text">
      <style:text-properties officeooo:rsid="005b9a3e"/>
    </style:style>
    <style:style style:name="T25" style:family="text">
      <style:text-properties officeooo:rsid="3ad669df"/>
    </style:style>
    <style:style style:name="T26" style:family="text">
      <style:text-properties officeooo:rsid="3ad7926c"/>
    </style:style>
    <style:style style:name="T27" style:family="text">
      <style:text-properties fo:font-weight="bold" officeooo:rsid="4183ee17" style:font-weight-asian="bold" style:font-weight-complex="bold"/>
    </style:style>
    <style:style style:name="T28" style:family="text">
      <style:text-properties fo:color="#2a6099" loext:opacity="100%" fo:font-weight="normal" officeooo:rsid="4183ee17" style:font-weight-asian="normal" style:font-weight-complex="normal"/>
    </style:style>
    <style:style style:name="T29" style:family="text">
      <style:text-properties fo:color="#000000" loext:opacity="100%" fo:font-weight="bold" officeooo:rsid="4183ee17" style:font-weight-asian="bold" style:font-weight-complex="bold"/>
    </style:style>
    <style:style style:name="T30" style:family="text">
      <style:text-properties fo:color="#2a6099" loext:opacity="100%" officeooo:rsid="4183ee17"/>
    </style:style>
    <style:style style:name="T31" style:family="text">
      <style:text-properties fo:color="#c9211e" loext:opacity="100%" officeooo:rsid="4183ee17"/>
    </style:style>
    <style:style style:name="T32" style:family="text">
      <style:text-properties fo:color="#000000" loext:opacity="100%"/>
    </style:style>
    <style:style style:name="T33" style:family="text">
      <style:text-properties officeooo:rsid="3ad1388b"/>
    </style:style>
    <style:style style:name="T34" style:family="text">
      <style:text-properties style:text-line-through-style="none" style:text-line-through-type="none" fo:font-weight="bold" officeooo:rsid="0893dd4f" style:font-weight-asian="bold" style:font-weight-complex="bold"/>
    </style:style>
    <style:style style:name="T35" style:family="text">
      <style:text-properties style:text-line-through-style="none" style:text-line-through-type="none" officeooo:rsid="0893dd4f"/>
    </style:style>
    <style:style style:name="T36" style:family="text">
      <style:text-properties fo:color="#c9211e" loext:opacity="100%" style:text-line-through-style="none" style:text-line-through-type="none" officeooo:rsid="0893dd4f" fo:background-color="#ffff00" loext:char-shading-value="0"/>
    </style:style>
    <style:style style:name="T37" style:family="text">
      <style:text-properties fo:color="#c9211e" loext:opacity="100%" style:text-line-through-style="none" style:text-line-through-type="none" officeooo:rsid="0893dd4f"/>
    </style:style>
    <style:style style:name="T38" style:family="text">
      <style:text-properties fo:color="#2a6099" loext:opacity="100%" style:text-line-through-style="none" style:text-line-through-type="none" officeooo:rsid="0893dd4f"/>
    </style:style>
    <style:style style:name="T39" style:family="text">
      <style:text-properties fo:color="#000000" loext:opacity="100%" officeooo:rsid="007f7b0f"/>
    </style:style>
    <style:style style:name="T40" style:family="text">
      <style:text-properties fo:color="#000000" loext:opacity="100%" style:text-line-through-style="none" style:text-line-through-type="none" officeooo:rsid="3a77509d"/>
    </style:style>
    <style:style style:name="T41" style:family="text">
      <style:text-properties fo:color="#000000" loext:opacity="100%" style:text-line-through-style="none" style:text-line-through-type="none" officeooo:rsid="3a77509d" fo:background-color="#ffff00" loext:char-shading-value="0"/>
    </style:style>
    <style:style style:name="T42" style:family="text">
      <style:text-properties fo:color="#000000" loext:opacity="100%" style:text-line-through-style="none" style:text-line-through-type="none" officeooo:rsid="006f7bee"/>
    </style:style>
    <style:style style:name="T43" style:family="text">
      <style:text-properties fo:color="#000000" loext:opacity="100%" style:text-line-through-style="none" style:text-line-through-type="none" fo:font-weight="bold" officeooo:rsid="3a77509d" style:font-weight-asian="bold" style:font-weight-complex="bold"/>
    </style:style>
    <style:style style:name="T44" style:family="text">
      <style:text-properties fo:color="#000000" loext:opacity="100%" style:text-line-through-style="none" style:text-line-through-type="none" style:text-underline-style="solid" style:text-underline-width="auto" style:text-underline-color="font-color" officeooo:rsid="3a77509d"/>
    </style:style>
    <style:style style:name="T45" style:family="text">
      <style:text-properties fo:color="#000000" loext:opacity="100%" style:text-line-through-style="none" style:text-line-through-type="none" officeooo:rsid="3a78bb15"/>
    </style:style>
    <style:style style:name="T46" style:family="text">
      <style:text-properties fo:color="#000000" loext:opacity="100%" style:text-line-through-style="none" style:text-line-through-type="none"/>
    </style:style>
    <style:style style:name="T47" style:family="text">
      <style:text-properties fo:color="#000000" loext:opacity="100%" style:text-line-through-style="none" style:text-line-through-type="none" fo:font-weight="bold" style:font-weight-asian="bold" style:font-weight-complex="bold"/>
    </style:style>
    <style:style style:name="T48" style:family="text">
      <style:text-properties officeooo:rsid="3faf2252"/>
    </style:style>
    <style:style style:name="T49" style:family="text">
      <style:text-properties fo:font-weight="bold" officeooo:rsid="3faf2252" style:font-weight-asian="bold" style:font-weight-complex="bold"/>
    </style:style>
    <style:style style:name="T50" style:family="text">
      <style:text-properties fo:color="#000000" loext:opacity="100%" fo:font-weight="bold" style:font-weight-asian="bold" style:font-weight-complex="bold"/>
    </style:style>
    <style:style style:name="T51" style:family="text">
      <style:text-properties fo:color="#000000" loext:opacity="100%" officeooo:rsid="0073fcf0"/>
    </style:style>
    <style:style style:name="T52" style:family="text">
      <style:text-properties fo:color="#c9211e" loext:opacity="100%" style:text-underline-style="solid" style:text-underline-width="auto" style:text-underline-color="font-color" fo:background-color="#ffff00" loext:char-shading-value="0"/>
    </style:style>
    <style:style style:name="T53" style:family="text">
      <style:text-properties fo:background-color="#ffff00" loext:char-shading-value="0"/>
    </style:style>
    <style:style style:name="T54" style:family="text">
      <style:text-properties officeooo:rsid="006fa1b2"/>
    </style:style>
    <style:style style:name="T55" style:family="text">
      <style:text-properties fo:font-weight="bold" officeooo:rsid="001ba970" style:font-weight-asian="bold" style:font-weight-complex="bold"/>
    </style:style>
    <style:style style:name="T56" style:family="text">
      <style:text-properties officeooo:rsid="001ba970"/>
    </style:style>
    <style:style style:name="T57" style:family="text">
      <style:text-properties fo:color="#2a6099" loext:opacity="100%" officeooo:rsid="001ba970"/>
    </style:style>
    <style:style style:name="T58" style:family="text">
      <style:text-properties officeooo:rsid="00763306"/>
    </style:style>
    <style:style style:name="T59" style:family="text">
      <style:text-properties fo:color="#000000" loext:opacity="100%" officeooo:rsid="00763306"/>
    </style:style>
    <style:style style:name="T60" style:family="text">
      <style:text-properties officeooo:rsid="00748678"/>
    </style:style>
    <style:style style:name="T61" style:family="text">
      <style:text-properties fo:font-weight="bold" officeooo:rsid="006fa1b2" style:font-weight-asian="bold" style:font-weight-complex="bold"/>
    </style:style>
    <style:style style:name="T62" style:family="text">
      <style:text-properties fo:color="#2a6099" loext:opacity="100%" officeooo:rsid="006fa1b2"/>
    </style:style>
    <style:style style:name="T63" style:family="text">
      <style:text-properties fo:color="#c9211e" loext:opacity="100%" officeooo:rsid="0070078f"/>
    </style:style>
    <style:style style:name="T64" style:family="text">
      <style:text-properties fo:color="#000000" loext:opacity="100%" officeooo:rsid="0070078f"/>
    </style:style>
    <style:style style:name="T65" style:family="text">
      <style:text-properties fo:color="#000000" loext:opacity="100%" officeooo:rsid="00779b94"/>
    </style:style>
    <style:style style:name="T66" style:family="text">
      <style:text-properties officeooo:rsid="007305f2"/>
    </style:style>
    <style:style style:name="T67" style:family="text">
      <style:text-properties fo:font-weight="bold" officeooo:rsid="007305f2" style:font-weight-asian="bold" style:font-weight-complex="bold"/>
    </style:style>
    <style:style style:name="T68" style:family="text">
      <style:text-properties fo:color="#2a6099" loext:opacity="100%" fo:font-weight="normal" style:font-weight-asian="normal" style:font-weight-complex="normal"/>
    </style:style>
    <style:style style:name="T69" style:family="text">
      <style:text-properties fo:color="#c9211e" loext:opacity="100%" fo:font-weight="normal" style:font-weight-asian="normal" style:font-weight-complex="normal"/>
    </style:style>
    <style:style style:name="T70" style:family="text">
      <style:text-properties fo:color="#2a6099" loext:opacity="100%" fo:font-weight="normal" officeooo:rsid="007305f2" style:font-weight-asian="normal" style:font-weight-complex="normal"/>
    </style:style>
    <style:style style:name="T71" style:family="text">
      <style:text-properties officeooo:rsid="0070134f"/>
    </style:style>
    <style:style style:name="T72" style:family="text">
      <style:text-properties fo:font-weight="bold" officeooo:rsid="0070134f" style:font-weight-asian="bold" style:font-weight-complex="bold"/>
    </style:style>
    <style:style style:name="T73" style:family="text">
      <style:text-properties fo:color="#2a6099" loext:opacity="100%" officeooo:rsid="0070134f"/>
    </style:style>
    <style:style style:name="T74" style:family="text">
      <style:text-properties fo:color="#c9211e" loext:opacity="100%" officeooo:rsid="0070134f"/>
    </style:style>
    <style:style style:name="T75" style:family="text">
      <style:text-properties officeooo:rsid="001e2793"/>
    </style:style>
    <style:style style:name="T76" style:family="text">
      <style:text-properties officeooo:rsid="00790487"/>
    </style:style>
    <style:style style:name="T77" style:family="text">
      <style:text-properties fo:color="#2a6099" loext:opacity="100%" fo:font-weight="bold" officeooo:rsid="0070134f" style:font-weight-asian="bold" style:font-weight-complex="bold"/>
    </style:style>
    <style:style style:name="T78" style:family="text">
      <style:text-properties fo:color="#c9211e" loext:opacity="100%" officeooo:rsid="001e2793"/>
    </style:style>
    <style:style style:name="T79" style:family="text">
      <style:text-properties fo:color="#000000" loext:opacity="100%" officeooo:rsid="00792d0e"/>
    </style:style>
    <style:style style:name="T80" style:family="text">
      <style:text-properties fo:color="#000000" loext:opacity="100%" fo:font-weight="bold" officeooo:rsid="0070134f" style:font-weight-asian="bold" style:font-weight-complex="bold"/>
    </style:style>
    <style:style style:name="T81" style:family="text">
      <style:text-properties fo:color="#000000" loext:opacity="100%" officeooo:rsid="007a9e94"/>
    </style:style>
    <style:style style:name="T82" style:family="text">
      <style:text-properties officeooo:rsid="0071a33e"/>
    </style:style>
    <style:style style:name="T83" style:family="text">
      <style:text-properties fo:color="#000000" loext:opacity="100%" fo:font-weight="bold" officeooo:rsid="0071a33e" style:font-weight-asian="bold" style:font-weight-complex="bold"/>
    </style:style>
    <style:style style:name="T84" style:family="text">
      <style:text-properties officeooo:rsid="007b51f0"/>
    </style:style>
    <style:style style:name="T85" style:family="text">
      <style:text-properties officeooo:rsid="0071b866"/>
    </style:style>
    <style:style style:name="T86" style:family="text">
      <style:text-properties officeooo:rsid="3faf7c32"/>
    </style:style>
    <style:style style:name="T87" style:family="text">
      <style:text-properties fo:font-weight="bold" officeooo:rsid="3faf7c32" style:font-weight-asian="bold" style:font-weight-complex="bold"/>
    </style:style>
    <style:style style:name="T88" style:family="text">
      <style:text-properties officeooo:rsid="0080286a"/>
    </style:style>
    <style:style style:name="T89" style:family="text">
      <style:text-properties officeooo:rsid="0080c791"/>
    </style:style>
    <style:style style:name="T90" style:family="text">
      <style:text-properties fo:color="#2a6099" loext:opacity="100%" fo:font-weight="bold" officeooo:rsid="007d3f6a" style:font-weight-asian="bold" style:font-weight-complex="bold"/>
    </style:style>
    <style:style style:name="T91" style:family="text">
      <style:text-properties fo:color="#000000" loext:opacity="100%" officeooo:rsid="001e2793" fo:background-color="#ffff00" loext:char-shading-value="0"/>
    </style:style>
    <style:style style:name="T92" style:family="text">
      <style:text-properties fo:font-weight="bold" officeooo:rsid="0080286a" style:font-weight-asian="bold" style:font-weight-complex="bold"/>
    </style:style>
    <style:style style:name="T93" style:family="text">
      <style:text-properties fo:color="#2a6099" loext:opacity="100%" fo:font-weight="bold" officeooo:rsid="0080286a" style:font-weight-asian="bold" style:font-weight-complex="bold"/>
    </style:style>
    <style:style style:name="T94" style:family="text">
      <style:text-properties fo:color="#000000" loext:opacity="100%" officeooo:rsid="0080286a"/>
    </style:style>
    <style:style style:name="T95" style:family="text">
      <style:text-properties fo:font-weight="bold" officeooo:rsid="008439dd" style:font-weight-asian="bold" style:font-weight-complex="bold"/>
    </style:style>
    <style:style style:name="T96" style:family="text">
      <style:text-properties fo:color="#000000" loext:opacity="100%" officeooo:rsid="008439dd"/>
    </style:style>
    <style:style style:name="T97" style:family="text">
      <style:text-properties fo:font-weight="bold" officeooo:rsid="0080c791" style:font-weight-asian="bold" style:font-weight-complex="bold"/>
    </style:style>
    <style:style style:name="T98" style:family="text">
      <style:text-properties fo:color="#000000" loext:opacity="100%" officeooo:rsid="0080c791"/>
    </style:style>
    <style:style style:name="T99" style:family="text">
      <style:text-properties fo:color="#000000" loext:opacity="100%" officeooo:rsid="008270c0"/>
    </style:style>
    <style:style style:name="T100" style:family="text">
      <style:text-properties officeooo:rsid="008270c0"/>
    </style:style>
    <style:style style:name="T101" style:family="text">
      <style:text-properties fo:font-weight="bold" officeooo:rsid="008270c0" style:font-weight-asian="bold" style:font-weight-complex="bold"/>
    </style:style>
    <style:style style:name="T102" style:family="text">
      <style:text-properties officeooo:rsid="008439dd"/>
    </style:style>
    <style:style style:name="T103" style:family="text">
      <style:text-properties officeooo:rsid="008599d1"/>
    </style:style>
    <style:style style:name="T104" style:family="text">
      <style:text-properties fo:font-weight="bold" officeooo:rsid="008599d1" style:font-weight-asian="bold" style:font-weight-complex="bold"/>
    </style:style>
    <style:style style:name="T105" style:family="text">
      <style:text-properties fo:color="#000000" loext:opacity="100%" officeooo:rsid="008599d1"/>
    </style:style>
    <style:style style:name="T106" style:family="text">
      <style:text-properties fo:color="#2a6099" loext:opacity="100%" officeooo:rsid="008599d1"/>
    </style:style>
    <style:style style:name="T107" style:family="text">
      <style:text-properties officeooo:rsid="0086d108"/>
    </style:style>
    <style:style style:name="T108" style:family="text">
      <style:text-properties fo:font-weight="bold" officeooo:rsid="0086d108" style:font-weight-asian="bold" style:font-weight-complex="bold"/>
    </style:style>
    <style:style style:name="T109" style:family="text">
      <style:text-properties fo:color="#000000" loext:opacity="100%" officeooo:rsid="0086d108"/>
    </style:style>
    <style:style style:name="T110" style:family="text">
      <style:text-properties fo:color="#2a6099" loext:opacity="100%" officeooo:rsid="0086d108"/>
    </style:style>
    <style:style style:name="T111" style:family="text">
      <style:text-properties officeooo:rsid="008739a9"/>
    </style:style>
    <style:style style:name="T112" style:family="text">
      <style:text-properties fo:font-weight="bold" officeooo:rsid="008739a9" style:font-weight-asian="bold" style:font-weight-complex="bold"/>
    </style:style>
    <style:style style:name="T113" style:family="text">
      <style:text-properties fo:color="#2a6099" loext:opacity="100%" fo:font-weight="bold" officeooo:rsid="008739a9" style:font-weight-asian="bold" style:font-weight-complex="bold"/>
    </style:style>
    <style:style style:name="T114" style:family="text">
      <style:text-properties fo:color="#000000" loext:opacity="100%" officeooo:rsid="008739a9"/>
    </style:style>
    <style:style style:name="T115" style:family="text">
      <style:text-properties officeooo:rsid="00897621"/>
    </style:style>
    <style:style style:name="T116" style:family="text">
      <style:text-properties fo:font-weight="bold" officeooo:rsid="00897621" style:font-weight-asian="bold" style:font-weight-complex="bold"/>
    </style:style>
    <style:style style:name="T117" style:family="text">
      <style:text-properties fo:color="#000000" loext:opacity="100%" officeooo:rsid="00897621"/>
    </style:style>
    <style:style style:name="T118" style:family="text">
      <style:text-properties officeooo:rsid="329c9c83"/>
    </style:style>
    <style:style style:name="T119" style:family="text">
      <style:text-properties style:text-underline-style="solid" style:text-underline-width="auto" style:text-underline-color="font-color"/>
    </style:style>
    <style:style style:name="T120" style:family="text">
      <style:text-properties officeooo:rsid="00899590"/>
    </style:style>
    <style:style style:name="T121" style:family="text">
      <style:text-properties fo:font-weight="bold" officeooo:rsid="00899590" style:font-weight-asian="bold" style:font-weight-complex="bold"/>
    </style:style>
    <style:style style:name="T122" style:family="text">
      <style:text-properties fo:color="#2a6099" loext:opacity="100%" officeooo:rsid="00899590"/>
    </style:style>
    <style:style style:name="T123" style:family="text">
      <style:text-properties fo:color="#000000" loext:opacity="100%" officeooo:rsid="00899590"/>
    </style:style>
    <style:style style:name="T124" style:family="text">
      <style:text-properties fo:font-weight="bold" officeooo:rsid="008b18c6" style:font-weight-asian="bold" style:font-weight-complex="bold"/>
    </style:style>
    <style:style style:name="T125" style:family="text">
      <style:text-properties fo:color="#000000" loext:opacity="100%" officeooo:rsid="008b18c6"/>
    </style:style>
    <style:style style:name="T126" style:family="text">
      <style:text-properties officeooo:rsid="008b18c6"/>
    </style:style>
    <style:style style:name="T127" style:family="text">
      <style:text-properties officeooo:rsid="008b7b46"/>
    </style:style>
    <style:style style:name="T128" style:family="text">
      <style:text-properties fo:font-weight="bold" officeooo:rsid="008b7b46" style:font-weight-asian="bold" style:font-weight-complex="bold"/>
    </style:style>
    <style:style style:name="T129" style:family="text">
      <style:text-properties fo:color="#2a6099" loext:opacity="100%" fo:font-weight="bold" officeooo:rsid="008b7b46" style:font-weight-asian="bold" style:font-weight-complex="bold"/>
    </style:style>
    <style:style style:name="T130" style:family="text">
      <style:text-properties fo:color="#000000" loext:opacity="100%" officeooo:rsid="008b7b46"/>
    </style:style>
    <style:style style:name="T131" style:family="text">
      <style:text-properties officeooo:rsid="008e4948"/>
    </style:style>
    <style:style style:name="T132" style:family="text">
      <style:text-properties fo:font-weight="bold" officeooo:rsid="008d37b8" style:font-weight-asian="bold" style:font-weight-complex="bold"/>
    </style:style>
    <style:style style:name="T133" style:family="text">
      <style:text-properties fo:color="#2a6099" loext:opacity="100%" fo:font-weight="bold" officeooo:rsid="008d37b8" style:font-weight-asian="bold" style:font-weight-complex="bold"/>
    </style:style>
    <style:style style:name="T134" style:family="text">
      <style:text-properties officeooo:rsid="008d37b8"/>
    </style:style>
    <style:style style:name="T135" style:family="text">
      <style:text-properties fo:font-weight="bold" officeooo:rsid="008e4948" style:font-weight-asian="bold" style:font-weight-complex="bold"/>
    </style:style>
    <style:style style:name="T136" style:family="text">
      <style:text-properties fo:color="#2a6099" loext:opacity="100%" fo:font-weight="bold" officeooo:rsid="008e4948" style:font-weight-asian="bold" style:font-weight-complex="bold"/>
    </style:style>
    <style:style style:name="T137" style:family="text">
      <style:text-properties fo:color="#000000" loext:opacity="100%" officeooo:rsid="008e4948"/>
    </style:style>
    <style:style style:name="T138" style:family="text">
      <style:text-properties fo:font-weight="bold" officeooo:rsid="3faf8b2b" style:font-weight-asian="bold" style:font-weight-complex="bold"/>
    </style:style>
    <style:style style:name="T139" style:family="text">
      <style:text-properties officeooo:rsid="3faf8b2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start text:name="__RefHeading___Toc309923_3723723703"/><text:span text:style-name="T1">(P) - </text:span>Perseverance of the Saints<text:bookmark-end text:name="__RefHeading___Toc309923_3723723703"/></text:h>
      <text:p text:style-name="P2">A synonymous phrase for this is "once saved always saved"</text:p>
      <text:list text:style-name="L1">
        <text:list-item>
          <text:p text:style-name="P3">No one can pluck you out of the Father's hand, but can you decide to walk off if you wanted to?</text:p>
        </text:list-item>
        <text:list-item>
          <text:p text:style-name="P3">God's salvation is free, but there are still conditions.<text:line-break/>Jesus said to count the cost.<text:line-break/>Jesus said if you deny Him, He will deny You to the Father.</text:p>
        </text:list-item>
        <text:list-item>
          <text:p text:style-name="P4">Just because there are conditions does not mean you earn salvation, anymore than one earns a college grant by choosing a certain college; if he doesn't go to the college – he doesn't the money. He still didn't earn it. But it was a choice nonetheless.</text:p>
        </text:list-item>
      </text:list>
      <text:h text:style-name="P5" text:outline-level="4"><text:bookmark-start text:name="__RefHeading___Toc329305_1347044286"/>You must stay faithful<text:bookmark-end text:name="__RefHeading___Toc329305_1347044286"/></text:h>
      <text:h text:style-name="P6" text:outline-level="5" text:is-list-header="true">1 Corinthians 1:8-9<text:span text:style-name="T2"> (God is faithful)</text:span></text:h>
      <text:p text:style-name="P7"><text:span text:style-name="T3">8-9.</text:span><text:span text:style-name="T4"> </text:span><text:span text:style-name="T5">Who will sustain you to the end, guiltless in the day of our Lord Jesus Christ. God is faithful, by whom you were called into the fellowship of his Son, Jesus Christ our Lord.</text:span></text:p>
      <text:list text:style-name="L2">
        <text:list-item>
          <text:p text:style-name="P8"><text:span text:style-name="T6">God sustains to the end; he's faithful. </text:span><text:span text:style-name="T7">Jeremiah 18</text:span><text:span text:style-name="T6"> implied conditions—promises assume continuance. Like marriage vows, mutual; if one defects, promise doesn't hold. </text:span><text:span text:style-name="T8">S</text:span><text:span text:style-name="T6">ust</text:span><text:span text:style-name="T8">ainment of salvation is</text:span><text:span text:style-name="T6"> conditional on faith, not unconditional. God confirms if we continue; falling away voids it.</text:span></text:p>
        </text:list-item>
        <text:list-item>
          <text:p text:style-name="P8"><text:span text:style-name="T8">If God is faithful, He is not only faithful to sustain the faithful, but also to condemn the unfaithful.</text:span></text:p>
        </text:list-item>
      </text:list>
      <text:h text:style-name="P6" text:outline-level="5" text:is-list-header="true">Jeremiah 18:7-10<text:span text:style-name="T2"> (I will relent of the good)</text:span></text:h>
      <text:p text:style-name="P7"><text:span text:style-name="T9">7-10.</text:span><text:span text:style-name="T10"> </text:span><text:span text:style-name="T5">If at any time I declare concerning a nation or a kingdom, that I will pluck up and break down and destroy it, and if that nation, concerning which I have spoken, turns from its evil, I will relent of the disaster that I intended to do to it. And i</text:span><text:span text:style-name="T11">f</text:span><text:span text:style-name="T5"> at any time </text:span><text:span text:style-name="T11">I declare</text:span><text:span text:style-name="T5"> concerning a </text:span><text:span text:style-name="T11">nation</text:span><text:span text:style-name="T5"> or a kingdom that </text:span><text:span text:style-name="T11">I will build and plant it</text:span><text:span text:style-name="T5">, and if it does evil in my sight, not listening to my voice, then </text:span><text:span text:style-name="T11">I will relent of the good that I had intended to do </text:span><text:span text:style-name="T5">to it.</text:span></text:p>
      <text:list text:style-name="L3">
        <text:list-item>
          <text:p text:style-name="P9"><text:span text:style-name="T12">God's threats/promises are conditional, even if unstated—repentance averts judgment; evil averts blessing. Applied to salvation promises. This undermines </text:span><text:span text:style-name="T2">the </text:span><text:span text:style-name="T12">Calvinist perseverance</text:span><text:span text:style-name="T2"> of the saints doctrine</text:span><text:span text:style-name="T12"> by declaring no unconditional promises; security assumes ongoing faithfulness. Blessings (like perseverance) </text:span><text:span text:style-name="T2">are </text:span><text:span text:style-name="T12">revoked if one turns away</text:span><text:span text:style-name="T2">.</text:span></text:p>
        </text:list-item>
      </text:list>
      <text:h text:style-name="P10" text:outline-level="5"><text:bookmark-start text:name="__RefHeading___Toc329307_1347044286"/>1 Corinthians 10:12 <text:span text:style-name="T13">(</text:span><text:span text:style-name="T14">anyone who thinks that he stands take heed lest he fall</text:span><text:span text:style-name="T15">)</text:span><text:bookmark-end text:name="__RefHeading___Toc329307_1347044286"/></text:h>
      <text:p text:style-name="P11"><text:span text:style-name="T16">12.</text:span><text:span text:style-name="T13"> </text:span><text:span text:style-name="T5">Therefore let </text:span><text:span text:style-name="T11">anyone who thinks that he stands take heed lest he fall</text:span><text:span text:style-name="T5">.</text:span></text:p>
      <text:h text:style-name="P10" text:outline-level="5" text:is-list-header="true"><text:bookmark-start text:name="__RefHeading___Toc329309_1347044286"/><text:soft-page-break/>1 Timothy 4:1 (Many have departed from the faith)<text:bookmark-end text:name="__RefHeading___Toc329309_1347044286"/></text:h>
      <text:p text:style-name="P12"><text:span text:style-name="T17">1. </text:span><text:span text:style-name="T5">Now the Spirit expressly says that in latter times </text:span><text:span text:style-name="T11">some will depart from the faith</text:span><text:span text:style-name="T5">, giving heed to deceiving spirits and doctrines of demons,</text:span></text:p>
      <text:list text:style-name="L4">
        <text:list-item>
          <text:p text:style-name="P13">We are saved by faith, so departing from the faith makes one no longer saved.</text:p>
        </text:list-item>
      </text:list>
      <text:h text:style-name="P6" text:outline-level="5" text:is-list-header="true">Ezekiel <text:bookmark-start text:name="__RefHeading___Toc329311_1347044286"/>18:26-27 <text:span text:style-name="T18">(Don't die in your iniquity)</text:span><text:bookmark-end text:name="__RefHeading___Toc329311_1347044286"/></text:h>
      <text:p text:style-name="P14"><text:span text:style-name="T17">26.</text:span><text:span text:style-name="T5"> "</text:span><text:span text:style-name="T11">When a righteous [man] turns away from his righteousness</text:span><text:span text:style-name="T5">, commits iniquity, </text:span><text:span text:style-name="T11">and dies in it</text:span><text:span text:style-name="T5">, it is because of the iniquity which he has done that </text:span><text:span text:style-name="T11">he dies</text:span><text:span text:style-name="T5">.<text:line-break/></text:span><text:span text:style-name="T17">27.</text:span><text:span text:style-name="T5"> "Again, </text:span><text:span text:style-name="T11">when a wicked [man] turns away from</text:span><text:span text:style-name="T5"> the </text:span><text:span text:style-name="T11">wickedness</text:span><text:span text:style-name="T5"> which he committed, and does what is lawful and right, </text:span><text:span text:style-name="T11">he preserves himself alive</text:span><text:span text:style-name="T5">.</text:span></text:p>
      <text:list xml:id="list1752686289" text:style-name="L5">
        <text:list-item>
          <text:p text:style-name="P15">If the righteous stays in his righteousness, he preserves his life.<text:line-break/>If the righteous dies in iniquity, he dies.<text:line-break/>Mind you, this is talking about loyalty to God since the passage speaks of things as idol worship.</text:p>
        </text:list-item>
      </text:list>
      <text:h text:style-name="P6" text:outline-level="5" text:is-list-header="true">Matthew <text:bookmark-start text:name="__RefHeading___Toc329313_1347044286"/>10 <text:span text:style-name="T19">(</text:span><text:span text:style-name="T20">he who endures to the end will be saved</text:span><text:span text:style-name="T19">)</text:span><text:bookmark-end text:name="__RefHeading___Toc329313_1347044286"/></text:h>
      <text:p text:style-name="P16"><text:span text:style-name="T17">16.</text:span> <text:span text:style-name="T5">"Behold, I send you out as sheep in the midst of wolves. Therefore be wise as serpents and harmless as doves.<text:line-break/></text:span><text:span text:style-name="T17">17.</text:span><text:span text:style-name="T5"> "But </text:span><text:span text:style-name="T11">beware</text:span><text:span text:style-name="T5"> of men, for they will deliver you up to councils and scourge you in their synagogues.<text:line-break/></text:span><text:span text:style-name="T17">18.</text:span><text:span text:style-name="T5"> "You will be brought before governors and kings for My sake, as a testimony to them and to the Gentiles.<text:line-break/></text:span><text:span text:style-name="T17">19.</text:span> <text:span text:style-name="T5">"But when they deliver you up, do not worry about how or what you should speak. For it will be given to you in that hour what you should speak;<text:line-break/></text:span><text:span text:style-name="T17">20. </text:span><text:span text:style-name="T5">"for it is not you who speak, but the Spirit of your Father who speaks in you.</text:span></text:p>
      <text:p text:style-name="P11"><text:span text:style-name="T17">21. </text:span><text:span text:style-name="T5">"Now brother will deliver up brother to death, and a father [his] child; and children will rise up against parents and cause them to be put to death.<text:line-break/></text:span><text:span text:style-name="T21">**</text:span><text:span text:style-name="T17">22.</text:span> <text:span text:style-name="T5">"And you will be hated by all for My name's sake. But </text:span><text:span text:style-name="T11">he who endures to the end will be saved</text:span><text:span text:style-name="T5">.</text:span></text:p>
      <text:list text:continue-numbering="true" text:style-name="L5">
        <text:list-item text:start-value="1">
          <text:p text:style-name="P17">he who endures to the end will be saved</text:p>
          <text:list>
            <text:list-item>
              <text:p text:style-name="P18">Those who endure persecution and lose their lives for Christ will gain it.<text:line-break/><text:span text:style-name="T22">Why doesn't the text say "he whom God has chosen, or he who has decided to follow Jesus" will be saved, if a moment of faithfulness, followed by a life of unfaithfulness is within the Biblical purview of salvation?</text:span></text:p>
            </text:list-item>
          </text:list>
        </text:list-item>
      </text:list>
      <text:h text:style-name="P6" text:outline-level="5" text:is-list-header="true">Colossians <text:bookmark-start text:name="__RefHeading___Toc329315_1347044286"/>1:21-23 (if you continue in the faith)<text:bookmark-end text:name="__RefHeading___Toc329315_1347044286"/></text:h>
      <text:p text:style-name="P19"><text:span text:style-name="T17">21. </text:span><text:span text:style-name="T5">And </text:span><text:span text:style-name="T11">you, who once were alienated and enemies</text:span><text:span text:style-name="T5"> in your mind by wicked works, yet </text:span><text:span text:style-name="T11">now He has reconciled</text:span><text:line-break/><text:span text:style-name="T17">22.</text:span><text:span text:style-name="T5"> in the body of His flesh through death, to present you holy, and blameless, and above reproach in </text:span><text:soft-page-break/><text:span text:style-name="T5">His sight—</text:span><text:line-break/><text:span text:style-name="T17">23.</text:span> <text:span text:style-name="T11">if</text:span><text:span text:style-name="T5"> indeed </text:span><text:span text:style-name="T11">you </text:span><text:span text:style-name="T23">continue in</text:span><text:span text:style-name="T11"> the faith</text:span><text:span text:style-name="T5">, grounded and steadfast, </text:span><text:span text:style-name="T11">and are </text:span><text:span text:style-name="T23">not moved</text:span><text:span text:style-name="T11"> away from the</text:span><text:span text:style-name="T5"> hope of the </text:span><text:span text:style-name="T11">gospel</text:span><text:span text:style-name="T5"> </text:span><text:span text:style-name="T11">which you heard</text:span><text:span text:style-name="T5">, which was preached to every creature under heaven, of which I, Paul, became a minister.</text:span></text:p>
      <text:list text:style-name="L6">
        <text:list-item>
          <text:p text:style-name="P20">Paul says that in order to remain blam<text:span text:style-name="T24">e</text:span>less and holy, Christians must <text:span text:style-name="T23">continue in</text:span><text:span text:style-name="T11"> the faith </text:span>and not be <text:span text:style-name="T11">moved away from the</text:span><text:span text:style-name="T5"> hope of the </text:span><text:span text:style-name="T11">gospel</text:span><text:span text:style-name="T5"> </text:span><text:span text:style-name="T11">which you heard</text:span>.</text:p>
        </text:list-item>
        <text:list-item>
          <text:p text:style-name="P21">The condition is based on <text:span text:style-name="T17">something the person does</text:span>. It doesn't say God forced them to.</text:p>
        </text:list-item>
        <text:list-item>
          <text:p text:style-name="P22">God will hold us blameless if we don't abandon the gospel.</text:p>
        </text:list-item>
        <text:list-item>
          <text:p text:style-name="P23">Paul believes there are those with a calling to salvation, but that it is contingent on them not falling away.<text:line-break/><text:span text:style-name="T25">Ephesians 1 – we are in Christ. Christ's body is corporate entity.<text:line-break/>All who are in Christ are chosen to be holy and blameless.<text:line-break/>And will continue to be as long as they do not fall away.<text:line-break/></text:span><text:span text:style-name="T26">According to God's purpose, that we ought to be holy and blameless.</text:span></text:p>
        </text:list-item>
      </text:list>
      <text:h text:style-name="P6" text:outline-level="5" text:is-list-header="true">Romans <text:bookmark-start text:name="__RefHeading___Toc329317_1347044286"/>11:22 <text:span text:style-name="T13">(</text:span><text:span text:style-name="T14">if you continue in His goodness</text:span><text:span text:style-name="T13">)</text:span><text:bookmark-end text:name="__RefHeading___Toc329317_1347044286"/></text:h>
      <text:p text:style-name="P24"><text:span text:style-name="T27">20. </text:span><text:span text:style-name="T28">Well said. Because of unbelief they were broken off, and you stand by faith. Do not be haughty, but fear.</text:span><text:span text:style-name="T17"><text:line-break/>22.</text:span> <text:span text:style-name="T5">Therefore consider the goodness and severity of God: </text:span><text:span text:style-name="T11">on those who fell, severity</text:span><text:span text:style-name="T5">; but </text:span><text:span text:style-name="T11">toward you, goodness,[fn] if you continue in His goodness</text:span><text:span text:style-name="T5">. Otherwise </text:span><text:span text:style-name="T11">you also will be cut off</text:span><text:span text:style-name="T5">.<text:line-break/></text:span><text:span text:style-name="T29">23.</text:span><text:span text:style-name="T30"> And they also, if they do not continue in unbelief, will be grafted in, for </text:span><text:span text:style-name="T31">God is able to graft them in again</text:span><text:span text:style-name="T30">.</text:span></text:p>
      <text:list text:style-name="L7">
        <text:list-item>
          <text:p text:style-name="P25">on those who fell, severity</text:p>
          <text:list>
            <text:list-item>
              <text:p text:style-name="P26">The apostate Jews who rejected Christ.</text:p>
            </text:list-item>
          </text:list>
        </text:list-item>
        <text:list-item>
          <text:p text:style-name="P25">toward you, goodness,[fn] if you continue in His goodness</text:p>
          <text:list>
            <text:list-item>
              <text:p text:style-name="P26">Goodness to those in Christ.</text:p>
            </text:list-item>
            <text:list-item>
              <text:p text:style-name="P26">Only if we continue in His goodness.</text:p>
            </text:list-item>
          </text:list>
        </text:list-item>
        <text:list-item>
          <text:p text:style-name="P25">if you continue in His goodness</text:p>
          <text:list>
            <text:list-item>
              <text:p text:style-name="P27">The apostate Jews did not stay in God's goodness.</text:p>
            </text:list-item>
            <text:list-item>
              <text:p text:style-name="P28"><text:span text:style-name="T32">So they were cut off.<text:line-break/>Following their rejection of Christ will result in "</text:span><text:span text:style-name="T14">you also will be cut off</text:span><text:span text:style-name="T32">".</text:span></text:p>
            </text:list-item>
          </text:list>
        </text:list-item>
        <text:list-item>
          <text:p text:style-name="P29">God is able to graft them in again</text:p>
          <text:list>
            <text:list-item>
              <text:p text:style-name="P30">This describes people who were saved, are not saved, and who are saved again.<text:line-break/>If they died in their unrighteousness, they would not inherit the kingdom of God.</text:p>
            </text:list-item>
          </text:list>
        </text:list-item>
      </text:list>
      <text:h text:style-name="P6" text:outline-level="5" text:is-list-header="true"><text:soft-page-break/>Philippians <text:bookmark-start text:name="__RefHeading___Toc329319_1347044286"/>1:5-6 <text:span text:style-name="T33">(He who began a good work will)</text:span><text:bookmark-end text:name="__RefHeading___Toc329319_1347044286"/></text:h>
      <text:p text:style-name="P31"><text:span text:style-name="T34">5.</text:span><text:span text:style-name="T35"> </text:span><text:span text:style-name="T36">because of</text:span><text:span text:style-name="T37"> your fellowship in the gospel</text:span><text:span text:style-name="T38"> from the first day until now.</text:span><text:span text:style-name="T35"><text:line-break/></text:span><text:span text:style-name="T34">6. </text:span><text:span text:style-name="T38">[For </text:span><text:span text:style-name="T37">I am] confident</text:span><text:span text:style-name="T38"> of this very thing, </text:span><text:span text:style-name="T37">that He who began a good work in you will perfect it</text:span><text:span text:style-name="T38"> until </text:span><text:span text:style-name="T37">the day of Christ Jesus</text:span><text:span text:style-name="T38">.</text:span></text:p>
      <text:list text:style-name="L8">
        <text:list-item>
          <text:p text:style-name="P32"><text:span text:style-name="T6">God completes his work. </text:span><text:span text:style-name="T39">I</text:span><text:span text:style-name="T6">t's conditional (per Jeremiah 18); assumes continuance. </text:span><text:span text:style-name="T39">There is no</text:span><text:span text:style-name="T6"> guarantee</text:span><text:span text:style-name="T39"> of</text:span><text:span text:style-name="T6"> completion if one defect</text:span><text:span text:style-name="T39">, but a </text:span><text:span text:style-name="T6">promise for those who stay with God, allowing falling away.</text:span></text:p>
        </text:list-item>
      </text:list>
      <text:list text:style-name="L9">
        <text:list-item>
          <text:p text:style-name="P33">He who began a good work in you will perfect it</text:p>
          <text:list>
            <text:list-item>
              <text:p text:style-name="P34"><text:span text:style-name="T36">because of</text:span><text:span text:style-name="T37"> your fellowship in the gospel. </text:span><text:span text:style-name="T40">Paul is saying </text:span><text:span text:style-name="T41">because of</text:span><text:span text:style-name="T40"> the behavior he is seeing of the Christians in Philipi, he has no doubt</text:span><text:span text:style-name="T42"> (in his estimation)</text:span><text:span text:style-name="T40"> that they will persevere to the end with faith in Christ, corporately. He seems confident, based on what he saw there.<text:line-break/>Paul is </text:span><text:span text:style-name="T43">not saying</text:span><text:span text:style-name="T40"> he is confident that </text:span><text:span text:style-name="T44">all</text:span><text:span text:style-name="T40"> people who say they are Christians will persevere to the end and that none will fall away.<text:line-break/>Remember that Jesus gave the parable of the soils, speaking of individuals who at first seem to receive the gospel of Jesus, then fall away.</text:span></text:p>
              <text:list>
                <text:list-item>
                  <text:p text:style-name="P34"><text:span text:style-name="T40">O</text:span><text:span text:style-name="T45">therwise, this is often used as a Calvinistic 'perseverance of the saints' doctrine.</text:span></text:p>
                </text:list-item>
              </text:list>
            </text:list-item>
            <text:list-item>
              <text:p text:style-name="P35"><text:span text:style-name="T45">A</text:span><text:span text:style-name="T46">lso keep in mind that there are </text:span><text:span text:style-name="T47">two wills</text:span><text:span text:style-name="T46">: <text:line-break/>God's, and man's.<text:line-break/>Of course Jesus will complete the good work in you if you let Him.<text:line-break/>If you don't want to abide in Jesus, He won't force you to.</text:span></text:p>
            </text:list-item>
            <text:list-item>
              <text:p text:style-name="P36">How is it that people think God gives the choice for people to choose Him, but not the choice to reject Him<text:span text:style-name="T22">?</text:span></text:p>
            </text:list-item>
          </text:list>
        </text:list-item>
      </text:list>
      <text:h text:style-name="P37" text:outline-level="4">Were They Saved?</text:h>
      <text:h text:style-name="P6" text:outline-level="5">Matthew <text:bookmark-start text:name="__RefHeading___Toc329321_1347044286"/>7:21-23 <text:span text:style-name="T48">(they cast out demons + did miracles)</text:span><text:bookmark-end text:name="__RefHeading___Toc329321_1347044286"/></text:h>
      <text:p text:style-name="P11"><text:span text:style-name="T49">21. </text:span><text:span text:style-name="T5">“</text:span><text:span text:style-name="T11">Not everyone who</text:span><text:span text:style-name="T5"> says to Me, ‘Lord, Lord,’ </text:span><text:span text:style-name="T11">shall enter the kingdom of heaven</text:span><text:span text:style-name="T5">, but </text:span><text:span text:style-name="T11">he </text:span><text:span text:style-name="T23">who does</text:span><text:span text:style-name="T11"> the will of My Father in heaven</text:span><text:span text:style-name="T5">. <text:line-break/></text:span><text:span text:style-name="T50">22.</text:span><text:span text:style-name="T5"> Many will say to Me in that day, ‘Lord, Lord, have we not </text:span><text:span text:style-name="T11">prophesied in Your name, cast out demons in Your name, and done many wonders in Your name</text:span><text:span text:style-name="T5">?’ <text:line-break/></text:span><text:span text:style-name="T17">23.</text:span> <text:span text:style-name="T5">And then I will declare to them, ‘I never knew you; depart from Me, you who practice lawlessness!’ </text:span></text:p>
      <text:list text:style-name="L10">
        <text:list-item>
          <text:p text:style-name="P38"><text:span text:style-name="T51">S</text:span><text:span text:style-name="T6">ome people appear to be genuine Christians—performing miracles, prophesying, and doing works in Jesus' name—but were never truly known by Christ. However, it emphasizes that this is not about falling away; there's no mention of defection. Instead, these individuals never did the Father's will, relying on false assurances like charismatic gifts rather than holy living.</text:span></text:p>
        </text:list-item>
        <text:list-item>
          <text:p text:style-name="P39">People who cast out demons and performed miracles in God's name won't enter the kingdom of heaven?</text:p>
        </text:list-item>
        <text:list-item>
          <text:p text:style-name="P39"><text:soft-page-break/>Who does make it?<text:line-break/> <text:span text:style-name="T11">he </text:span><text:span text:style-name="T23">who </text:span><text:span text:style-name="T52">does</text:span><text:span text:style-name="T11"> the will of My Father in heaven</text:span></text:p>
        </text:list-item>
        <text:list-item>
          <text:p text:style-name="P39">"<text:span text:style-name="T11">does</text:span>" is <text:span text:style-name="T53">a lifestyle</text:span>, not a decision made at one moment, but never a walk, or lifestyle afterwards.</text:p>
        </text:list-item>
      </text:list>
      <text:h text:style-name="P6" text:outline-level="5">1 John 2:19<text:span text:style-name="T54"> (out form not, but not of us</text:span></text:h>
      <text:p text:style-name="P40"><text:span text:style-name="T55">19.</text:span><text:span text:style-name="T56"> </text:span><text:span text:style-name="T5">They went out from us, but they </text:span><text:span text:style-name="T11">were not of us</text:span><text:span text:style-name="T5">; for </text:span><text:span text:style-name="T11">if</text:span><text:span text:style-name="T5"> they had been </text:span><text:span text:style-name="T11">of us</text:span><text:span text:style-name="T5">, they </text:span><text:span text:style-name="T11">would have continued with us</text:span><text:span text:style-name="T5">; but</text:span><text:span text:style-name="T57"> </text:span><text:span text:style-name="T5">they went out that they might be made manifest, that none of them were of us.</text:span></text:p>
      <text:list text:style-name="L11">
        <text:list-item>
          <text:p text:style-name="P41">The text cites how it is known that these folks were not Christians. They did not continue with faithfulness toward God. They abandoned faithful living. <text:line-break/>The text does not say that because they failed <text:span text:style-name="T58">"</text:span>to say a prayer<text:span text:style-name="T58">"</text:span> or <text:span text:style-name="T58">"</text:span>exhibit faithfulness toward God<text:span text:style-name="T58"> at one point in the past"</text:span>, therefore they were not of us.<text:line-break/>As the scriptures say, people can be known by their fruits.<text:line-break/>To say there is no connection is to be out of touch with the scriptures.</text:p>
          <text:list>
            <text:list-item>
              <text:p text:style-name="P42"><text:span text:style-name="T59">But, if the scriptures teach that faithful loyalty to God is a condition of salvation, Paul makes perfect sense here.</text:span></text:p>
            </text:list-item>
          </text:list>
        </text:list-item>
        <text:list-item>
          <text:p text:style-name="P43">John describes false teachers who denied Jesus' incarnation, left the church, and were never truly part of it. <text:span text:style-name="T60">This is</text:span> true for many who depart—they were never saved, like false teachers unable to deceive under apostolic oversight. However, this isn't a blanket statement for all apostasy; some depart because they were never genuine, but others were good and changed later. This undermines Calvinist perseverance<text:span text:style-name="T60"> of the saints doctrine</text:span> by rejecting the universal principle that all who fall away were never elect. Examples of long-term fruitful believers who defect don't fit John's description of "false from the beginning," showing nuance: some apostasy reveals prior falsity, but not all, allowing for genuine believers to fall away.</text:p>
        </text:list-item>
        <text:list-item>
          <text:p text:style-name="P44">Why else do we see so many warnings against apostasy<text:span text:style-name="T58"> all throughout the scriptures</text:span>? Did God waste His breath?</text:p>
        </text:list-item>
      </text:list>
      <text:h text:style-name="P5" text:outline-level="4"><text:span text:style-name="T54">Unconditional Security?</text:span></text:h>
      <text:h text:style-name="P6" text:outline-level="5">John 3:16<text:span text:style-name="T54"> (whoever believes)</text:span></text:h>
      <text:p text:style-name="P11"><text:span text:style-name="T61">16. </text:span><text:span text:style-name="T62">F</text:span><text:span text:style-name="T5">or God so loved the world that He gave His only begotten Son, that whoever </text:span><text:span text:style-name="T11">believes</text:span><text:span text:style-name="T5"> in Him should not perish but</text:span><text:span text:style-name="T62"> </text:span><text:span text:style-name="T5">have everlasting life.</text:span></text:p>
      <text:list text:style-name="L12">
        <text:list-item>
          <text:p text:style-name="P45"><text:span text:style-name="T11">believes</text:span><text:span text:style-name="T63"> </text:span><text:span text:style-name="T64">– </text:span><text:span text:style-name="T6">This verse promises eternal life to believers, often cited for unconditional security (once believed, never perish). "believes" is present tense ("whoever is believing"), implying ongoing belief, not a one-time event. Eternal life is conditional on continuing to believe; stopping means perishing. This undermines Calvinist perseverance</text:span><text:span text:style-name="T65"> of the saints doctrine</text:span><text:span text:style-name="T6"> by showing security isn't inevitable or unconditional—it's tied to abiding in Christ. Life is eternal </text:span><text:soft-page-break/><text:span text:style-name="T6">but experienced through ongoing faith; defecting cuts one off, like a branch from the vine.</text:span><text:span text:style-name="T65"> In other words, there are conditions.</text:span></text:p>
        </text:list-item>
      </text:list>
      <text:h text:style-name="P6" text:outline-level="5">John 3:36<text:span text:style-name="T66"> (has the Son)</text:span></text:h>
      <text:p text:style-name="P46"><text:span text:style-name="T67">36.</text:span><text:span text:style-name="T66"> </text:span><text:span text:style-name="T68">He who </text:span><text:span text:style-name="T69">believes</text:span><text:span text:style-name="T68"> in the Son has everlasting</text:span><text:span text:style-name="T70"> </text:span><text:span text:style-name="T68">life; and he who does not believe the Son shall not see life, but the wrath of God abides on him.</text:span></text:p>
      <text:h text:style-name="P6" text:outline-level="5">John <text:bookmark-start text:name="__RefHeading___Toc329323_1347044286"/>8:51 (if anyone keeps my word)<text:bookmark-end text:name="__RefHeading___Toc329323_1347044286"/></text:h>
      <text:p text:style-name="P40"><text:span text:style-name="T17">51.</text:span> <text:span text:style-name="T5">Most assuredly, I say to you, if anyone </text:span><text:span text:style-name="T23">keeps</text:span><text:span text:style-name="T11"> My word </text:span><text:span text:style-name="T5">he shall never see death.”</text:span></text:p>
      <text:list text:style-name="L13">
        <text:list-item>
          <text:p text:style-name="P47">keeps My word <text:span text:style-name="T8">- b</text:span><text:span text:style-name="T6">elievers have life; non-obeyers/non-believers don't. Present tense clarifies: non-believers won't see life while disobeying, but can change. </text:span><text:span text:style-name="T8">L</text:span><text:span text:style-name="T6">ife is conditional on ongoing belief/obedience. </text:span><text:span text:style-name="T8">This p</text:span><text:span text:style-name="T6">arallels other verses; security isn't permanent if faith ceases.</text:span></text:p>
        </text:list-item>
      </text:list>
      <text:h text:style-name="P6" text:outline-level="5">John 5:<text:span text:style-name="T71">24 (hears, believes)</text:span></text:h>
      <text:p text:style-name="P40"><text:span text:style-name="T72">24. </text:span><text:span text:style-name="T5">Most assuredly, I say to you, he who </text:span><text:span text:style-name="T11">hears</text:span><text:span text:style-name="T5"> My word and </text:span><text:span text:style-name="T11">believes</text:span><text:span text:style-name="T5"> in Him who sent Me </text:span><text:span text:style-name="T11">has everlasting life</text:span><text:span text:style-name="T5">, and shall</text:span><text:span text:style-name="T73"> </text:span><text:span text:style-name="T5">not come into judgment, but has passed from death into life.</text:span></text:p>
      <text:list text:style-name="L14">
        <text:list-item>
          <text:p text:style-name="P48"><text:span text:style-name="T11">Hears</text:span><text:span text:style-name="T71">, </text:span><text:span text:style-name="T74"><text:s/></text:span><text:span text:style-name="T11">believes</text:span><text:span text:style-name="T71">. </text:span><text:span text:style-name="T75">Jesus promises no condemnation for those who hear and believe, suggesting a guaranteed crossing from death to life. </text:span><text:span text:style-name="T76">T</text:span><text:span text:style-name="T75">he present tense ("believes" as "is believing"), meaning security holds while believing. It parallels John 3:36 for clarity: non-believers won't see life while unbelieving, but can change. This undermines </text:span><text:span text:style-name="T76">the </text:span><text:span text:style-name="T75">Calvinist perseverance</text:span><text:span text:style-name="T76"> of the saints</text:span><text:span text:style-name="T75"> by making eternal life conditional on ongoing faith, not a </text:span><text:span text:style-name="T76">singular</text:span><text:span text:style-name="T75"> act ensuring inevitable perseverance. Believers can stop believing, leading to judgment, countering the idea that true elect can't fall away.</text:span></text:p>
        </text:list-item>
      </text:list>
      <text:h text:style-name="P6" text:outline-level="5">John 6:35<text:span text:style-name="T71"> (believes)</text:span></text:h>
      <text:p text:style-name="P40"><text:span text:style-name="T72">35.</text:span><text:span text:style-name="T77"> </text:span><text:span text:style-name="T5">And Jesus said to them, “I am the bread of life. He who </text:span><text:span text:style-name="T11">comes</text:span><text:span text:style-name="T5"> to Me shall never hunger, and he who </text:span><text:span text:style-name="T11">believes</text:span><text:span text:style-name="T5"> in Me</text:span><text:span text:style-name="T73"> </text:span><text:span text:style-name="T5">shall never thirst. </text:span></text:p>
      <text:list text:style-name="L15">
        <text:list-item>
          <text:p text:style-name="P49"><text:span text:style-name="T6">Jesus promises no hunger or thirst for those </text:span><text:span text:style-name="T78">coming</text:span><text:span text:style-name="T6"> to and </text:span><text:span text:style-name="T78">believing</text:span><text:span text:style-name="T6"> in him. "comes" and "believes" </text:span><text:span text:style-name="T79">are</text:span><text:span text:style-name="T6"> ongoing actions: "</text:span><text:span text:style-name="T78">is coming</text:span><text:span text:style-name="T6">," "</text:span><text:span text:style-name="T78">is believing</text:span><text:span text:style-name="T6">"). Security is while engaging with Christ; stopping means hunger/thirst returns. This undermines Calvinist perseverance </text:span><text:span text:style-name="T79">of the saints </text:span><text:span text:style-name="T6">by rejecting unconditional guarantees from a one-time belief. Like eating bread sustains life, faith must continue; defecting leads to spiritual death, showing perseverance isn't inevitable for the elect.</text:span><text:span text:style-name="T79"> Also recall the parable of the soils. Some soils had seeds that sprouted, but soon died out and withered.</text:span></text:p>
        </text:list-item>
      </text:list>
      <text:h text:style-name="P6" text:outline-level="5">John 6:37<text:span text:style-name="T71"> (comes)</text:span></text:h>
      <text:p text:style-name="P50"><text:span text:style-name="T80">37.</text:span><text:span text:style-name="T71"> </text:span>…the one <text:span text:style-name="T11">who comes to Me</text:span> I will by no means cast out.</text:p>
      <text:list text:style-name="L16">
        <text:list-item>
          <text:p text:style-name="P51"><text:soft-page-break/><text:span text:style-name="T6">Jesus won't cast out those who come to him. "comes" </text:span><text:span text:style-name="T81">is</text:span><text:span text:style-name="T6"> </text:span><text:span text:style-name="T81">the </text:span><text:span text:style-name="T6">present tense </text:span><text:span text:style-name="T81">of </text:span><text:span text:style-name="T6">ongoing ("is coming"), implying Christ won't reject while one continues coming. This undermines Calvinist perseverance</text:span><text:span text:style-name="T81"> of the saints doctrine</text:span><text:span text:style-name="T6"> by making retention conditional on abiding, not an unconditional promise. Branches can be cut off (John 15:6); security holds during ongoing relationship, allowing for falling away if one stops coming.</text:span><text:span text:style-name="T81"> Recall Romans 11 mentioning that branches could be cut off for unbelief, implying there was belief at one point - but no longer.</text:span></text:p>
        </text:list-item>
      </text:list>
      <text:h text:style-name="P6" text:outline-level="5">John 8:51<text:span text:style-name="T82"> (keeps)</text:span></text:h>
      <text:p text:style-name="P50"><text:span text:style-name="T83">51.</text:span><text:span text:style-name="T82"> </text:span>Most assuredly, I say to you, if anyone <text:span text:style-name="T11">keeps</text:span> My word he shall never see death.</text:p>
      <text:list text:style-name="L17">
        <text:list-item>
          <text:p text:style-name="P52"><text:span text:style-name="T78">Keeping</text:span><text:span text:style-name="T6"> Jesus' word guarantees no death. </text:span><text:span text:style-name="T81">We have the</text:span><text:span text:style-name="T6"> present tense ("keeps" as "is keeping"), meaning the promise applies while obeying. </text:span><text:span text:style-name="T81">We see</text:span><text:span text:style-name="T6"> security </text:span><text:span text:style-name="T81">tied </text:span><text:span text:style-name="T6">to ongoing obedience, not a one-time decision. Stopping means seeing death; perseverance isn't guaranteed, countering the elect's inevitable continuance.</text:span></text:p>
        </text:list-item>
      </text:list>
      <text:h text:style-name="P6" text:outline-level="5">John 10:27-30<text:span text:style-name="T82"> ()</text:span></text:h>
      <text:p text:style-name="P50"><text:span text:style-name="T83">27. </text:span>“My sheep know my voice…and they follow me. <text:line-break/><text:span text:style-name="T50">28</text:span><text:span text:style-name="T83">.</text:span> And I give them eternal life, and they shall never perish;</text:p>
      <text:p text:style-name="P50">neither shall anyone snatch them out of My hand. <text:line-break/><text:span text:style-name="T50">29</text:span><text:span text:style-name="T83">.</text:span> My Father, who has given them to Me, is greater than all; and no one is able<text:span text:style-name="T82"> </text:span>to snatch them out of My Father’s hand. <text:line-break/><text:span text:style-name="T50">30</text:span><text:span text:style-name="T83">.</text:span> I and My Father are one.” </text:p>
      <text:list text:style-name="L18">
        <text:list-item>
          <text:p text:style-name="P53">Jesus' sheep follow him, receive eternal life, never perish, and can't be snatched. ("hear" and "follow" as ongoing: "are hearing," "are following")<text:span text:style-name="T84"> are present tense</text:span>. Security is while following; no external force can snatch, but one can choose to stop following. This undermines Calvinist perseverance <text:span text:style-name="T84">doctrine </text:span>by making <text:span text:style-name="T84">salvation</text:span> conditional—true sheep persist in following, but believers can defect, losing protection. Warnings imply possibility, not inevitability.<text:span text:style-name="T84"> </text:span><text:span text:style-name="T85">Why should we think that people who can come freely to God loose their ability to choose as soon as they pray a prayer?</text:span></text:p>
        </text:list-item>
      </text:list>
      <text:h text:style-name="P6" text:outline-level="5" text:is-list-header="true">John <text:bookmark-start text:name="__RefHeading___Toc329325_1347044286"/>11:26 <text:span text:style-name="T86">(whoever believes)</text:span><text:bookmark-end text:name="__RefHeading___Toc329325_1347044286"/></text:h>
      <text:p text:style-name="P40"><text:span text:style-name="T87">26. </text:span><text:span text:style-name="T5">And whoever </text:span><text:span text:style-name="T23">lives</text:span><text:span text:style-name="T5"> </text:span><text:span text:style-name="T11">and </text:span><text:span text:style-name="T23">believes</text:span><text:span text:style-name="T11"> </text:span><text:span text:style-name="T5">in Me shall never die.”</text:span></text:p>
      <text:list text:style-name="L19">
        <text:list-item>
          <text:p text:style-name="P54">Living believers never die. Present tense ("believes" as "is believing") means promise holds during belief. <text:span text:style-name="T84">E</text:span>ternal life <text:span text:style-name="T84">is conditioned by</text:span> ongoing faith; stopping belief leads to death. Like other John verses, it's not unconditional security but while abiding in Christ.</text:p>
        </text:list-item>
      </text:list>
      <text:h text:style-name="P6" text:outline-level="5" text:is-list-header="true"><text:soft-page-break/>Romans <text:bookmark-start text:name="__RefHeading___Toc329327_1347044286"/>8:38-39 <text:span text:style-name="T86">(nothing can separate us from Christ)</text:span><text:bookmark-end text:name="__RefHeading___Toc329327_1347044286"/></text:h>
      <text:p text:style-name="P55"><text:span text:style-name="T17">38.</text:span> <text:span text:style-name="T5">For I am persuaded that neither death nor life, nor angels nor principalities nor powers, nor things present nor things to come, </text:span><text:line-break/><text:span text:style-name="T17">39.</text:span><text:span text:style-name="T5"> nor height nor depth, nor any other created thing, shall be able to separate us from the love of God which is in Christ Jesus our Lord. </text:span></text:p>
      <text:list text:style-name="L20">
        <text:list-item>
          <text:p text:style-name="P56">But we could if we wanted to</text:p>
        </text:list-item>
        <text:list-item>
          <text:p text:style-name="P57">God's will is not the only will that exists.</text:p>
        </text:list-item>
        <text:list-item>
          <text:p text:style-name="P58">No <text:span text:style-name="T17">external thing </text:span>separates from God's love. <text:span text:style-name="T88">A</text:span>ll listed <text:span text:style-name="T88">things here </text:span>are external; self-defection (decision/action) isn't a "thing." Jude commands keeping oneself in God's love. <text:span text:style-name="T88">I</text:span>nternal choice can separate; security while trusting, but warnings (Romans 11:22) show cutting off possible if not continuing in goodness.</text:p>
        </text:list-item>
        <text:list-item>
          <text:p text:style-name="P59">Does not the scripture repeatedly mention that there is a temptation to wander?<text:line-break/>Do we really think no one ever succumbs to it?</text:p>
        </text:list-item>
      </text:list>
      <text:h text:style-name="P60" text:outline-level="6">Psalm 119:10 </text:h>
      <text:p text:style-name="P61"><text:span text:style-name="T17">10.</text:span> <text:span text:style-name="T5">With my whole heart I seek you; let me not wander from your commandments!</text:span></text:p>
      <text:h text:style-name="P6" text:outline-level="5" text:is-list-header="true">2 Timothy 2:11-13<text:span text:style-name="T89"> (if)</text:span></text:h>
      <text:p text:style-name="P7"><text:span text:style-name="T3">11-13.</text:span><text:span text:style-name="T90"> </text:span><text:span text:style-name="T5">The saying is trustworthy: For if we have died with him, we will also live with him; if we endure, we will also </text:span><text:span text:style-name="T11">reign</text:span><text:span text:style-name="T5"> with him; if we </text:span><text:span text:style-name="T11">deny</text:span><text:span text:style-name="T5"> him, he also will </text:span><text:span text:style-name="T11">deny</text:span><text:span text:style-name="T5"> us; if we are </text:span><text:span text:style-name="T11">faithless</text:span><text:span text:style-name="T5">, he remains </text:span><text:span text:style-name="T11">faithful</text:span><text:span text:style-name="T5">—for he cannot deny himself.</text:span></text:p>
      <text:list text:style-name="L21">
        <text:list-item>
          <text:p text:style-name="P62"><text:span text:style-name="T6">Enduring leads to </text:span><text:span text:style-name="T78">reigning</text:span><text:span text:style-name="T6">; </text:span><text:span text:style-name="T78">denying</text:span><text:span text:style-name="T6"> Christ leads to </text:span><text:span text:style-name="T78">denial</text:span><text:span text:style-name="T6">; God remains </text:span><text:span text:style-name="T78">faithful</text:span><text:span text:style-name="T6"> even if </text:span><text:span text:style-name="T78">faithless</text:span><text:span text:style-name="T6">. "</text:span><text:span text:style-name="T78">faithful</text:span><text:span text:style-name="T6">" means God upholds his words (promises/threats), </text:span><text:span text:style-name="T91">including</text:span><text:span text:style-name="T6"> denying deniers. Paul warns Christians (including himself) of denial's consequences. </text:span><text:span text:style-name="T8">F</text:span><text:span text:style-name="T6">aithlessness leads to denial, </text:span><text:span text:style-name="T91">not</text:span><text:span text:style-name="T6"> preservation. God's faithfulness enforces conditions; elect can deny and be denied, countering inevitable perseverance.</text:span></text:p>
        </text:list-item>
      </text:list>
      <text:h text:style-name="P6" text:outline-level="5" text:is-list-header="true">Jude <text:span text:style-name="T88">1:</text:span>20-21<text:span text:style-name="T89"> (Keep yourselves in the love of God)</text:span></text:h>
      <text:p text:style-name="P7"><text:span text:style-name="T92">20-21.</text:span><text:span text:style-name="T93"> </text:span><text:span text:style-name="T5">But you, beloved, building yourselves up in your most holy faith and praying in the Holy Spirit, </text:span><text:span text:style-name="T11">keep yourselves in</text:span><text:span text:style-name="T5"> the love of God, waiting for the mercy of our Lord Jesus Christ that leads to eternal life.</text:span></text:p>
      <text:list text:style-name="L22">
        <text:list-item>
          <text:p text:style-name="P63"><text:span text:style-name="T94">We see a c</text:span><text:span text:style-name="T6">ommand to keep oneself in God's love.</text:span><text:span text:style-name="T94"> This sounds like Jesus saying we need to abide in Him.</text:span><text:span text:style-name="T6"> If impossible to separate, </text:span><text:span text:style-name="T94">there is </text:span><text:span text:style-name="T6">no need for command</text:span><text:span text:style-name="T94">ing Christians to avoid it</text:span><text:span text:style-name="T6">. </text:span><text:span text:style-name="T94">Also recall the book of Hebrews telling its Jewish Christian audience that they ought not not to try and go back to the Old Covenant practices, to an obsolete covenant. Why does the Bible seem to "waste" its time warning people about making the wrong decisions if they can never make those mistakes?</text:span></text:p>
        </text:list-item>
      </text:list>
      <text:h text:style-name="P6" text:outline-level="5" text:is-list-header="true"><text:soft-page-break/>1 John 5:11-12</text:h>
      <text:p text:style-name="P7"><text:span text:style-name="T95">11-12. </text:span><text:span text:style-name="T5">And this is the testimony, that God gave us eternal life, and this life is in his Son. Whoever </text:span><text:span text:style-name="T11">has</text:span><text:span text:style-name="T5"> the Son has life; whoever does </text:span><text:span text:style-name="T11">not have </text:span><text:span text:style-name="T5">the Son of God does not have life.</text:span></text:p>
      <text:list text:style-name="L23">
        <text:list-item>
          <text:p text:style-name="P64"><text:span text:style-name="T6">Eternal life in Christ; having Son means life. </text:span><text:span text:style-name="T96">L</text:span><text:span text:style-name="T6">ife </text:span><text:span text:style-name="T96">is </text:span><text:span text:style-name="T6">derived from abiding in </text:span><text:span text:style-name="T96">the Son.</text:span><text:span text:style-name="T6"> </text:span><text:span text:style-name="T96">S</text:span><text:span text:style-name="T6">top, </text:span><text:span text:style-name="T96">and one </text:span><text:span text:style-name="T6">lose</text:span><text:span text:style-name="T96">s</text:span><text:span text:style-name="T6"> life (though life remains eternal </text:span><text:span text:style-name="T7">in</text:span><text:span text:style-name="T6"> Christ). Like branch withering. </text:span><text:span text:style-name="T96">L</text:span><text:span text:style-name="T6">ife</text:span><text:span text:style-name="T96"> is</text:span><text:span text:style-name="T6"> conditional on remaining in Christ</text:span><text:span text:style-name="T96">, which is</text:span><text:span text:style-name="T6"> possible to have today, not tomorrow if estranged.</text:span></text:p>
        </text:list-item>
      </text:list>
      <text:h text:style-name="P6" text:outline-level="5">1 John 5:21 <text:span text:style-name="T89">(keep yourselves from idols)</text:span></text:h>
      <text:p text:style-name="P7"><text:span text:style-name="T97">21. </text:span><text:span text:style-name="T5">Little children, keep yourselves from idols.</text:span></text:p>
      <text:list text:style-name="L24">
        <text:list-item>
          <text:p text:style-name="P65"><text:span text:style-name="T6">Command to keep from idols. Parallels keeping in faith/love; implies agency in avoiding defection. </text:span><text:span text:style-name="T98">B</text:span><text:span text:style-name="T6">elievers must guard against apostasy (idolatry as turning from God)</text:span><text:span text:style-name="T98">. Why would anyone tell Christians this is not a possibility if the scriptures indicate it is? Why would we do Satan's job by imbuing Christians with a spirit of </text:span><text:span text:style-name="T99">carelessness</text:span><text:span text:style-name="T98"> with such an important matter?</text:span></text:p>
        </text:list-item>
      </text:list>
      <text:h text:style-name="P6" text:outline-level="5" text:is-list-header="true">Romans 11:22<text:span text:style-name="T100"> (Otherwise you too)</text:span></text:h>
      <text:p text:style-name="P7"><text:span text:style-name="T101">22.</text:span><text:span text:style-name="T100"> </text:span><text:span text:style-name="T5">Note then the kindness and the severity of God: severity toward those who have fallen, but God's kindness to you, provided you </text:span><text:span text:style-name="T11">continue in his kindness</text:span><text:span text:style-name="T5">. </text:span><text:span text:style-name="T11">Otherwise you too will be cut off</text:span><text:span text:style-name="T5">.</text:span></text:p>
      <text:list text:style-name="L25">
        <text:list-item>
          <text:p text:style-name="P66"><text:span text:style-name="T6">God's kindness if continuing; otherwise cut off, like unbelieving Jews. "if" shows continuance not inevitab</text:span><text:span text:style-name="T99">ility</text:span><text:span text:style-name="T6">. Cut off means loss of salvation/life</text:span><text:span text:style-name="T99"> - cut off from the source of life.</text:span></text:p>
        </text:list-item>
      </text:list>
      <text:h text:style-name="P6" text:outline-level="5" text:is-list-header="true">Ephesians 4:30<text:span text:style-name="T100"> (you were sealed)</text:span></text:h>
      <text:p text:style-name="P7"><text:span text:style-name="T101">30.</text:span><text:span text:style-name="T100"> </text:span><text:span text:style-name="T5">And do not grieve the Holy Spirit of God, by whom you were </text:span><text:span text:style-name="T11">sealed</text:span><text:span text:style-name="T5"> for the day of redemption.</text:span></text:p>
      <text:list text:style-name="L26">
        <text:list-item>
          <text:p text:style-name="P67">A wax seal on a letter or document is easily broken.<text:line-break/>But breaking it is not authorized.<text:line-break/>No one is authorized to apostatize, but people still do it.</text:p>
        </text:list-item>
        <text:list-item>
          <text:p text:style-name="P67">Wax seals are not like a vault as many Christians like to make this passage appear.<text:line-break/>It is the ignorance of the modern Christian reader who fails to realize that a wax seal on a letter is not the equivalent of giant vaults at banks or metal padlocks.<text:line-break/>This is what happens when modern readers fail to try and understand the text in the context of the original audience.</text:p>
        </text:list-item>
      </text:list>
      <text:h text:style-name="P6" text:outline-level="5" text:is-list-header="true">1 Peter 1:5<text:span text:style-name="T102"> (who are kept)</text:span></text:h>
      <text:p text:style-name="P7"><text:span text:style-name="T95">5.</text:span><text:span text:style-name="T102"> </text:span><text:span text:style-name="T5">Who by God's power are being guarded </text:span><text:span text:style-name="T11">through faith </text:span><text:span text:style-name="T5">for a salvation ready to be revealed in the last time.</text:span></text:p>
      <text:list text:style-name="L27">
        <text:list-item>
          <text:p text:style-name="P68"><text:soft-page-break/><text:span text:style-name="T6">Guarded by God's power through faith. "</text:span><text:span text:style-name="T78">through faith</text:span><text:span text:style-name="T6">"—ongoing trust secures. </text:span><text:span text:style-name="T96">The q</text:span><text:span text:style-name="T6">uestion isn't God's weakness but our trusting. </text:span><text:span text:style-name="T96">G</text:span><text:span text:style-name="T6">uarding </text:span><text:span text:style-name="T96">is tied </text:span><text:span text:style-name="T6">to faith; stopping faith means no guarding, allowing falling away, unlike </text:span><text:span text:style-name="T96">the idea of </text:span><text:span text:style-name="T6">inevitable preservation.</text:span></text:p>
        </text:list-item>
      </text:list>
      <text:h text:style-name="P6" text:outline-level="5" text:is-list-header="true">Galatians 5:4</text:h>
      <text:p text:style-name="P7"><text:span text:style-name="T95">4. </text:span><text:span text:style-name="T5">You are severed from Christ, you who would be justified by the law; you have fallen away from grace.</text:span></text:p>
      <text:list text:style-name="L28">
        <text:list-item>
          <text:p text:style-name="P69">How can one fall away from grace if they were never in grace?</text:p>
        </text:list-item>
        <text:list-item>
          <text:p text:style-name="P70">Galatian Christians <text:span text:style-name="T102">were told that they could be </text:span>severed from Christ, fallen from grace via legalism. <text:span text:style-name="T102">One cannot</text:span> fall from unexperienced grace or be severed from <text:span text:style-name="T102">an </text:span>unknown Christ.<text:span text:style-name="T102"> Here we see that once-g</text:span>enuine believers can become estranged, losing grace/life; not "never truly saved."</text:p>
        </text:list-item>
        <text:list-item>
          <text:p text:style-name="P69"><text:span text:style-name="T103">A</text:span>gain, why do we see the Bible continually tell people about things they can supposedly never do, as the Calvinist doctrine of perseverance of the saints affirms.<text:line-break/><text:span text:style-name="T103">Should we teach things to people just because it makes them feel better? Why is this taught?</text:span></text:p>
        </text:list-item>
      </text:list>
      <text:h text:style-name="P6" text:outline-level="5" text:is-list-header="true">1 John 2:24<text:span text:style-name="T103"> (abide in)</text:span></text:h>
      <text:p text:style-name="P7"><text:span text:style-name="T104">24. </text:span><text:span text:style-name="T5">Let what you heard from the beginning abide in you. </text:span><text:span text:style-name="T11">If </text:span><text:span text:style-name="T5">what you </text:span><text:span text:style-name="T11">heard</text:span><text:span text:style-name="T5"> from the beginning </text:span><text:span text:style-name="T11">abides in you, then</text:span><text:span text:style-name="T5"> </text:span><text:span text:style-name="T11">you too will abide in the Son</text:span><text:span text:style-name="T5"> and in the Father.</text:span></text:p>
      <text:list text:style-name="L29">
        <text:list-item>
          <text:p text:style-name="P71"><text:span text:style-name="T6">Abide in gospel to abide in Son/Father. Conditional ("if"); responsibility to let truth remain. </text:span><text:span text:style-name="T105">A</text:span><text:span text:style-name="T6">biding </text:span><text:span text:style-name="T105">is a choice. It is</text:span><text:span text:style-name="T6"> not inevitable; why command if elect can't fail? Falling away </text:span><text:span text:style-name="T105">is </text:span><text:span text:style-name="T6">possible if</text:span><text:span text:style-name="T105"> one does not abide in what John is speaking about</text:span><text:span text:style-name="T6">.</text:span></text:p>
        </text:list-item>
      </text:list>
      <text:h text:style-name="P6" text:outline-level="5" text:is-list-header="true">John 15:6 <text:span text:style-name="T103">(if not abide in me)</text:span></text:h>
      <text:p text:style-name="P7"><text:span text:style-name="T104">6.</text:span><text:span text:style-name="T106"> </text:span><text:span text:style-name="T5">If anyone does not abide in me he is thrown away like a branch and withers; and the branches are gathered, thrown into the fire, and burned.</text:span></text:p>
      <text:list text:style-name="L30">
        <text:list-item>
          <text:p text:style-name="P72">Branches were once alive. They were part of a tree. It had to be alive at once point.</text:p>
        </text:list-item>
        <text:list-item>
          <text:p text:style-name="P73">Non-abiding branches<text:span text:style-name="T103"> separate from the source of life - the tree. They</text:span> wither<text:span text:style-name="T103"> and are</text:span> burned.<text:span text:style-name="T103"> Burning indicates damnation.</text:span></text:p>
        </text:list-item>
      </text:list>
      <text:h text:style-name="P6" text:outline-level="5" text:is-list-header="true">2 Timothy 3:14 (<text:span text:style-name="T107">continue in what you learned)</text:span></text:h>
      <text:p text:style-name="P7"><text:span text:style-name="T108">14. </text:span><text:span text:style-name="T5">But as for you, </text:span><text:span text:style-name="T11">continue in what you have learned</text:span><text:span text:style-name="T5"> and </text:span><text:span text:style-name="T11">have firmly believed</text:span><text:span text:style-name="T5">, knowing from whom you learned it.</text:span></text:p>
      <text:list text:style-name="L31">
        <text:list-item>
          <text:p text:style-name="P74"><text:span text:style-name="T109">We see a c</text:span><text:span text:style-name="T6">ommand to continue in learned truths. Follow</text:span><text:span text:style-name="T109">ing is a</text:span><text:span text:style-name="T6"> denial warning</text:span><text:span text:style-name="T109">, which</text:span><text:span text:style-name="T6"> assumes continuance not automatic.</text:span><text:span text:style-name="T109"> Again, why warn of something that can never happen? See next verse which comes shortly after this one...</text:span></text:p>
        </text:list-item>
      </text:list>
      <text:h text:style-name="P6" text:outline-level="5" text:is-list-header="true"><text:soft-page-break/>1 Timothy 4:1<text:span text:style-name="T107"> (some will depart)</text:span></text:h>
      <text:p text:style-name="P7"><text:span text:style-name="T108">1.</text:span><text:span text:style-name="T110"> </text:span><text:span text:style-name="T5">Now the Spirit expressly says that in later times some will depart from the faith by devoting themselves to deceitful spirits and teachings of demons.</text:span></text:p>
      <text:list text:style-name="L32">
        <text:list-item>
          <text:p text:style-name="P75"><text:span text:style-name="T6">Some depart from faith, heeding demons. Can't depart without prior presence. This undermines perseverance </text:span><text:span text:style-name="T109">of the saints doctrine </text:span><text:span text:style-name="T6">by predicting genuine defection; in faith before departing, not inevitable continuance.</text:span><text:span text:style-name="T109"> </text:span></text:p>
        </text:list-item>
        <text:list-item>
          <text:p text:style-name="P76">Why set Christians up for failure by telling them that they can never depart from the faith? This invites wreckless living, where the Christian is not guarding his heart.</text:p>
        </text:list-item>
      </text:list>
      <text:h text:style-name="P6" text:outline-level="5" text:is-list-header="true">Acts 11:23 <text:span text:style-name="T107">(exhorted them to remain faithful)</text:span></text:h>
      <text:p text:style-name="P7"><text:span text:style-name="T108">23. </text:span><text:span text:style-name="T5">When he came and saw the grace of God, he was glad, and he exhorted them all to remain faithful to the Lord with steadfast purpose.</text:span></text:p>
      <text:list text:style-name="L33">
        <text:list-item>
          <text:p text:style-name="P77">Are we left in abject mystery as to why the Bible continually tells the faithful to remain faithful? It's as if there's a possibility of apostasy to happen.</text:p>
        </text:list-item>
        <text:list-item>
          <text:p text:style-name="P78">Barnabas exhorts grace-receiving believers to continue. Why if inevitable?</text:p>
        </text:list-item>
      </text:list>
      <text:h text:style-name="P6" text:outline-level="5" text:is-list-header="true">Acts 13:43<text:span text:style-name="T111"> (continue in the grace of God)</text:span></text:h>
      <text:p text:style-name="P7"><text:span text:style-name="T112">43.</text:span><text:span text:style-name="T111"> </text:span><text:span text:style-name="T5">And after the meeting of the synagogue broke up, many Jews and devout converts to Judaism followed Paul and Barnabas, who, as they spoke with them, urged them to continue in the grace of God.</text:span></text:p>
      <text:list text:style-name="L34">
        <text:list-item>
          <text:p text:style-name="P79">Paul/Barnabas urge continuing in grace. For converts; not automatic. This undermines perseverance by showing need for persuasion; if elect, no urging needed.</text:p>
        </text:list-item>
        <text:list-item>
          <text:p text:style-name="P80">The Bible never instructs us to affirm the salvation of the unfaithful or that we need to assure anyone of their salvation</text:p>
        </text:list-item>
      </text:list>
      <text:h text:style-name="P6" text:outline-level="5" text:is-list-header="true">Acts 14:21-22<text:span text:style-name="T111"> (continue in the faith)</text:span></text:h>
      <text:p text:style-name="P7"><text:span text:style-name="T112">21-22.</text:span><text:span text:style-name="T113"> </text:span><text:span text:style-name="T5">When </text:span><text:span text:style-name="T11">they</text:span><text:span text:style-name="T5"> had preached the gospel to that city and had </text:span><text:span text:style-name="T11">made many disciples</text:span><text:span text:style-name="T5">, they returned to Lystra and to Iconium and to Antioch, strengthening the souls of the disciples, </text:span><text:span text:style-name="T11">encouraging them to continue in the faith</text:span><text:span text:style-name="T5">, and saying that through </text:span><text:span text:style-name="T11">many tribulations</text:span><text:span text:style-name="T5"> we must enter the kingdom of God.</text:span></text:p>
      <text:list text:style-name="L35">
        <text:list-item>
          <text:p text:style-name="P81"><text:span text:style-name="T114">The a</text:span><text:span text:style-name="T6">postles strengthen </text:span><text:span text:style-name="T114">the </text:span><text:span text:style-name="T6">disciples, </text:span><text:span text:style-name="T114">and </text:span><text:span text:style-name="T6">exhort continuance. </text:span><text:span text:style-name="T114">The pattern continues.</text:span></text:p>
        </text:list-item>
      </text:list>
      <text:h text:style-name="P6" text:outline-level="5" text:is-list-header="true">Colossians 1:21-23 (<text:span text:style-name="T111">if you continue in the faith)</text:span></text:h>
      <text:p text:style-name="P7"><text:span text:style-name="T112">21-23.</text:span><text:span text:style-name="T111"> </text:span><text:span text:style-name="T5">And </text:span><text:span text:style-name="T11">you</text:span><text:span text:style-name="T5">, who </text:span><text:span text:style-name="T11">once</text:span><text:span text:style-name="T5"> were </text:span><text:span text:style-name="T11">alienated</text:span><text:span text:style-name="T5"> and hostile in mind, doing evil deeds, he has </text:span><text:span text:style-name="T11">now reconciled</text:span><text:span text:style-name="T5"> in his body of flesh by his death, in order to present you holy and blameless and above reproach before him,</text:span><text:span text:style-name="T11"> if</text:span><text:span text:style-name="T5"> indeed </text:span><text:span text:style-name="T11">you continue in the faith</text:span><text:span text:style-name="T5">, stable and steadfast, not shifting from the hope of the gospel </text:span><text:soft-page-break/><text:span text:style-name="T5">that you heard, which has been proclaimed in all creation under heaven, and of which I, Paul, became a minister.</text:span></text:p>
      <text:list text:style-name="L36">
        <text:list-item>
          <text:p text:style-name="P82">Reconciled if continuing in faith. Conditional promise. </text:p>
        </text:list-item>
      </text:list>
      <text:h text:style-name="P6" text:outline-level="5" text:is-list-header="true">Hebrews 3:6, 14 (<text:span text:style-name="T115">if firm to the end</text:span>)</text:h>
      <text:p text:style-name="P7"><text:span text:style-name="T112">6,14. </text:span><text:span text:style-name="T5">But Christ is faithful over God's house as a son. And </text:span><text:span text:style-name="T11">we are his house, if </text:span><text:span text:style-name="T5">indeed </text:span><text:span text:style-name="T11">we hold fast our confidence</text:span><text:span text:style-name="T5"> and our boasting in our hope. </text:span>...<text:span text:style-name="T5"> For we have come to share in Christ, </text:span><text:span text:style-name="T11">if</text:span><text:span text:style-name="T5"> indeed </text:span><text:span text:style-name="T11">we hold our original confidence firm to the end</text:span><text:span text:style-name="T5">.</text:span></text:p>
      <text:list text:style-name="L37">
        <text:list-item>
          <text:p text:style-name="P83">Part of God's house/sharing Christ if holding fast to end. Conditional ("if").</text:p>
        </text:list-item>
      </text:list>
      <text:h text:style-name="P6" text:outline-level="5" text:is-list-header="true">Luke 8:13 (<text:span text:style-name="T115">rocky soil</text:span>)</text:h>
      <text:p text:style-name="P7"><text:span text:style-name="T116">13. </text:span><text:span text:style-name="T5">And the ones on the rock are those who, when they hear the word, receive it with joy. But these have no root; they believe for a while, and in time of testing fall away.</text:span></text:p>
      <text:list text:style-name="L38">
        <text:list-item>
          <text:p text:style-name="P84"><text:span text:style-name="T6">Rocky soil believers believe temporarily, fall in temptation. Genuine temporary belief. This undermines perseverance by showing belief can cease; not "never true," but "for a while"</text:span><text:span text:style-name="T117">.</text:span></text:p>
        </text:list-item>
      </text:list>
      <text:h text:style-name="P6" text:outline-level="5" text:is-list-header="true">Hebrews 6:4-6 (<text:span text:style-name="T115">Impossible for those - enlightened</text:span>)</text:h>
      <text:p text:style-name="P85"><text:span text:style-name="T17">4. </text:span><text:span text:style-name="T5">For [it is] </text:span><text:span text:style-name="T11">impossible</text:span><text:span text:style-name="T5"> for those who were once enlightened, and have tasted the heavenly gift, and have become partakers of the Holy Spirit,</text:span><text:line-break/><text:span text:style-name="T17">5. </text:span><text:span text:style-name="T5">and have tasted the good word of God and the powers of the age to come,</text:span><text:line-break/><text:span text:style-name="T17">6. </text:span><text:span text:style-name="T11">if</text:span><text:span text:style-name="T5"> they </text:span><text:span text:style-name="T11">fall away</text:span><text:span text:style-name="T5">, to </text:span><text:span text:style-name="T11">renew</text:span><text:span text:style-name="T5"> them </text:span><text:span text:style-name="T11">again to repentance</text:span><text:span text:style-name="T5">, since they crucify again for themselves the Son of God, and put [Him] to an open shame.</text:span></text:p>
      <text:list text:style-name="L39">
        <text:list-item>
          <text:p text:style-name="P86">This could be saying that these immature Christians are in no position<text:span text:style-name="T118">(hyperbole-impossible)</text:span> to bring those who were formerly Christians back to repentance again – <text:span text:style-name="T118">because </text:span>they aren't skilled enough<text:span text:style-name="T115"> (recall Hebrews earlier telling this audience that they needed 'milk', and were not ready for the more advanced topics the author wanted to talk about)</text:span>.<text:line-break/>That's one possible interpretation.<text:line-break/><text:span text:style-name="T118">And that for them, it would be as difficult to renew those fallen away to repentance as it would be to bring Christ back to earth to die again, which isn't going to happen.<text:line-break/>Again, could be hyperbole.</text:span></text:p>
        </text:list-item>
        <text:list-item>
          <text:p text:style-name="P87">Could also mean that a backslider can't come back to Christ <text:span text:style-name="T119">while in rebellion</text:span> to God.<text:line-break/>Recall the passage that says you save a brother if you bring him to repentance from the evil he is doing.</text:p>
        </text:list-item>
        <text:list-item>
          <text:p text:style-name="P88"><text:span text:style-name="T117">v</text:span><text:span text:style-name="T6">4-6 are often interpreted as 'once saved always saved' dogma.<text:line-break/></text:span><text:span text:style-name="T117">But if a passage could be interpreted two ways, why would we pick the one that clearly is not in line with the rest of scripture, and thereby couldn't be the divine intention of the text, if one affirms scripture is God-breathed.</text:span></text:p>
        </text:list-item>
      </text:list>
      <text:h text:style-name="P6" text:outline-level="5" text:is-list-header="true"><text:soft-page-break/>1 Corinthians 9:26-27 (<text:span text:style-name="T120">can become disqualified</text:span>)</text:h>
      <text:p text:style-name="P7"><text:span text:style-name="T121">26-27.</text:span><text:span text:style-name="T122"> </text:span><text:span text:style-name="T5">So I do not run aimlessly; I do not box as one beating the air. But I discipline my body and keep it under control, lest after preaching to others I myself should be disqualified.</text:span></text:p>
      <text:list text:style-name="L40">
        <text:list-item>
          <text:p text:style-name="P89"><text:span text:style-name="T6">Paul disciplines to avoid disqualification (reprobate). </text:span><text:span text:style-name="T123">This is a r</text:span><text:span text:style-name="T6">eal battle, not </text:span><text:span text:style-name="T123">a </text:span><text:span text:style-name="T6">sham.</text:span><text:span text:style-name="T123"> This is not a game. Lives are at stake.</text:span><text:span text:style-name="T6"> Paul </text:span><text:span text:style-name="T123">indicates that even he </text:span><text:span text:style-name="T6">could defect; effort </text:span><text:span text:style-name="T123">is </text:span><text:span text:style-name="T6">needed, countering security without discipline.</text:span><text:span text:style-name="T123"> Those familiar with the Greek of this passage realize that Paul is speaking of a metaphor of severely beating himself - it's a pretty intense beating.</text:span></text:p>
        </text:list-item>
      </text:list>
      <text:h text:style-name="P6" text:outline-level="5" text:is-list-header="true">Hebrews 10:26-29 (ESV)</text:h>
      <text:p text:style-name="P7"><text:span text:style-name="T124">26-29. </text:span><text:span text:style-name="T5">For if we go on </text:span><text:span text:style-name="T11">sinning</text:span><text:span text:style-name="T5"> deliberately after receiving the knowledge of the truth, there no longer remains a sacrifice for sins, but a fearful expectation of judgment, and a fury of fire that will consume the adversaries. Anyone who has set aside the law of Moses dies without mercy on the evidence of two or three witnesses. How much worse punishment, do you think, will be deserved by the one who has trampled underfoot the Son of God, and has profaned the blood of the covenant by which he was sanctified, and has outraged the Spirit of grace?</text:span></text:p>
      <text:list text:style-name="L41">
        <text:list-item>
          <text:p text:style-name="P90"><text:span text:style-name="T6">Willful ongoing sin after truth leaves no sacrifice, only judgment. </text:span><text:span text:style-name="T125">There can be those s</text:span><text:span text:style-name="T6">anctified by blood yet </text:span><text:span text:style-name="T125">they can </text:span><text:span text:style-name="T6">trample it. </text:span><text:span text:style-name="T125">"sinning" (present) and </text:span><text:span text:style-name="T6">"Willfully" means choosing </text:span><text:span text:style-name="T125">a </text:span><text:span text:style-name="T6">sin</text:span><text:span text:style-name="T125">ful </text:span><text:span text:style-name="T6">life</text:span><text:span text:style-name="T125"> -</text:span><text:span text:style-name="T6"> not occasional slips. Context: Jews defecting to Judaism. This undermines perseverance by warning sanctified believers of no remission if rejecting Christ; genuine Christians can insult grace, facing worse punishment.</text:span><text:span text:style-name="T123"> </text:span></text:p>
        </text:list-item>
        <text:list-item>
          <text:p text:style-name="P91">Again, are Christians being warned of things they cannot do?</text:p>
        </text:list-item>
      </text:list>
      <text:h text:style-name="P6" text:outline-level="5" text:is-list-header="true">1 Peter 5:8-9 (<text:span text:style-name="T126">seeking someone to devour</text:span>)</text:h>
      <text:p text:style-name="P7"><text:span text:style-name="T124">8-9. </text:span><text:span text:style-name="T5">Be sober-minded; be watchful. Your adversary the devil prowls around like a roaring lion, seeking someone to devour. Resist him, firm in your faith, knowing that the same kinds of suffering are being experienced by your brotherhood throughout the world.</text:span></text:p>
      <text:list text:style-name="L42">
        <text:list-item>
          <text:p text:style-name="P92"><text:span text:style-name="T125">Be v</text:span><text:span text:style-name="T6">igilant against </text:span><text:span text:style-name="T125">a </text:span><text:span text:style-name="T6">devouring devil; resist. Why warn if undevourable? </text:span><text:span text:style-name="T125">What does it mean to be devoured by the devil? Resist by remaining firm in your faith? What is the opposite of remaining firm in your faith? Faithlessness. So a Christian losing faith and no longer being a Christian would seem to be what it means for the devil to devour someone.</text:span></text:p>
        </text:list-item>
      </text:list>
      <text:h text:style-name="P6" text:outline-level="5" text:is-list-header="true">Ephesians 6:13 (<text:span text:style-name="T127">take up the armor</text:span>)</text:h>
      <text:p text:style-name="P7"><text:span text:style-name="T128">13.</text:span><text:span text:style-name="T129"> </text:span><text:span text:style-name="T5">Therefore take up the whole armor of God, that you may be able to withstand in the evil day, and having done all, to stand firm.</text:span></text:p>
      <text:list text:style-name="L43">
        <text:list-item>
          <text:p text:style-name="P93"><text:span text:style-name="T130">What does armor do? It helps you avoid death and injury. </text:span><text:span text:style-name="T6">Armor to withstand, stand post-battle. Fierce; without, fall. </text:span><text:span text:style-name="T130">We have to prepare ourselves for times of testing (the evil day). The scripture is full of these warnings. To tell someone they are eternally secure without any notion </text:span><text:soft-page-break/><text:span text:style-name="T130">of conditions of faithfulness is to ask someone to remove this 'armor of God' that we are told to wear. Why would we disarm Christians?</text:span></text:p>
        </text:list-item>
      </text:list>
      <text:h text:style-name="P6" text:outline-level="5" text:is-list-header="true">2 Peter 2:20-22 (<text:span text:style-name="T131">Better to have never known</text:span>)</text:h>
      <text:p text:style-name="P7"><text:span text:style-name="T132">20-22.</text:span><text:span text:style-name="T133"> </text:span><text:span text:style-name="T5">For </text:span><text:span text:style-name="T11">if,</text:span><text:span text:style-name="T5"> after they have </text:span><text:span text:style-name="T11">escaped</text:span><text:span text:style-name="T5"> the </text:span><text:span text:style-name="T11">defilements of the world through</text:span><text:span text:style-name="T5"> the knowledge of our Lord and Savior Jesus </text:span><text:span text:style-name="T11">Christ</text:span><text:span text:style-name="T5">, </text:span><text:span text:style-name="T11">they</text:span><text:span text:style-name="T5"> are </text:span><text:span text:style-name="T11">again entangled in them and overcome</text:span><text:span text:style-name="T5">, the </text:span><text:span text:style-name="T11">last state </text:span><text:span text:style-name="T5">has become </text:span><text:span text:style-name="T11">worse for them than the first</text:span><text:span text:style-name="T5">. For it would have been </text:span><text:span text:style-name="T11">better</text:span><text:span text:style-name="T5"> for them </text:span><text:span text:style-name="T11">never to have known the way</text:span><text:span text:style-name="T5"> of righteousness </text:span><text:span text:style-name="T11">than</text:span><text:span text:style-name="T5"> after knowing it </text:span><text:span text:style-name="T11">to turn back from the holy commandment delivered to them</text:span><text:span text:style-name="T5">. What the true proverb says has happened to them: 'The dog returns to its own vomit, and the sow, after washing herself, returns to wallow in the mud.'</text:span></text:p>
      <text:list text:style-name="L44">
        <text:list-item>
          <text:p text:style-name="P94">Is Peter really only giving a hypothetical situation that could never happen? Why would he do that? Why warn Christians of things that could never happen? Parchment was hard to come by in ancient times - why waste the ink and paper?</text:p>
        </text:list-item>
        <text:list-item>
          <text:p text:style-name="P95"><text:span text:style-name="T134">The s</text:span>aved can return to world, jaded/worse; not "never escaped," but genuine then lost.</text:p>
        </text:list-item>
      </text:list>
      <text:h text:style-name="P6" text:outline-level="5" text:is-list-header="true">1 Samuel 2:30 (<text:span text:style-name="T131">Shall be lightly esteemed</text:span>)</text:h>
      <text:p text:style-name="P7"><text:span text:style-name="T135">30.</text:span><text:span text:style-name="T136"> </text:span><text:span text:style-name="T5">Therefore the LORD, the God of Israel, declares: '</text:span><text:span text:style-name="T11">I promised</text:span><text:span text:style-name="T5"> that your house and the house of your father should go in and out before me forever,' </text:span><text:span text:style-name="T11">but now</text:span><text:span text:style-name="T5"> the LORD declares: '</text:span><text:span text:style-name="T11">Far be it </text:span><text:span text:style-name="T5">from me, for </text:span><text:span text:style-name="T11">those who honor me I will honor</text:span><text:span text:style-name="T5">, and </text:span><text:span text:style-name="T11">those who despise me shall be lightly esteemed</text:span><text:span text:style-name="T5">.'</text:span></text:p>
      <text:list text:style-name="L45">
        <text:list-item>
          <text:p text:style-name="P96"><text:span text:style-name="T6">God's eternal priesthood promise to Eli's family revoked for dishonor. Unstated conditions clarified: honor for honor. This undermines </text:span><text:span text:style-name="T137">the </text:span><text:span text:style-name="T6">Calvinist perseverance</text:span><text:span text:style-name="T137"> of the saints</text:span><text:span text:style-name="T6"> by showing promises </text:span><text:span text:style-name="T137">of God are </text:span><text:span text:style-name="T6">conditi</text:span><text:span text:style-name="T137">oned on faithfulness</text:span><text:span text:style-name="T6">; security</text:span><text:span text:style-name="T137">/benefits</text:span><text:span text:style-name="T6"> </text:span><text:span text:style-name="T137">are </text:span><text:span text:style-name="T6">revoked for defection, per general policy (Jeremiah 18).</text:span></text:p>
        </text:list-item>
        <text:list-item>
          <text:p text:style-name="P97">The Bible does not teach that God writes blank checks, whereby God gets 'stuck' having to do things for people because of a moment of faithfulness, followed by a lifetime of unfaithfulness.</text:p>
        </text:list-item>
        <text:list-item>
          <text:p text:style-name="P98">God is not mocked. People reap what they sow.<text:line-break/><text:span text:style-name="T17">Galatians 6:7<text:line-break/>7. </text:span><text:span text:style-name="T5">Do not be deceived: God is not mocked, for whatever one sows, that will he also reap.</text:span></text:p>
        </text:list-item>
      </text:list>
      <text:h text:style-name="P99" text:outline-level="4"><text:bookmark-start text:name="__RefHeading___Toc329329_1347044286"/>Blotted out of God's book<text:bookmark-end text:name="__RefHeading___Toc329329_1347044286"/></text:h>
      <text:h text:style-name="P6" text:outline-level="5" text:is-list-header="true">Exodus <text:bookmark-start text:name="__RefHeading___Toc329331_1347044286"/>32:32-33<text:bookmark-end text:name="__RefHeading___Toc329331_1347044286"/></text:h>
      <text:p text:style-name="P11"><text:span text:style-name="T138">32. </text:span><text:span text:style-name="T5">“But now, please forgive their sin—but if not, then blot me out of the book you have written.”</text:span> <text:span text:style-name="T138">33.</text:span><text:span text:style-name="T139"> </text:span><text:span text:style-name="T5">The Lord replied to Moses, “Whoever has sinned against me I will blot out of my book.”</text:span></text:p>
      <text:list text:style-name="L46">
        <text:list-item>
          <text:p text:style-name="P100">God blots rebellious people out of His book.</text:p>
        </text:list-item>
        <text:list-item>
          <text:p text:style-name="P100">Were they in it if He blots them out?</text:p>
        </text:list-item>
      </text:list>
      <text:h text:style-name="P6" text:outline-level="5" text:is-list-header="true"><text:soft-page-break/>Psalm <text:bookmark-start text:name="__RefHeading___Toc329333_1347044286"/>69:28 <text:bookmark-end text:name="__RefHeading___Toc329333_1347044286"/></text:h>
      <text:p text:style-name="P11"><text:span text:style-name="T17">Psalm 69:28 <text:line-break/></text:span><text:span text:style-name="T138">28.</text:span><text:span text:style-name="T139"> </text:span><text:span text:style-name="T5">“May they be blotted out of the book of life and not be listed with the righteous.”</text:span></text:p>
      <text:list text:style-name="L47">
        <text:list-item>
          <text:p text:style-name="P101">If they were in the book, they must have been righteous at some point.</text:p>
        </text:list-item>
        <text:list-item>
          <text:p text:style-name="P101">The Psalmist is suggesting they changed toward evil, and is asking for God to act accordingly.</text:p>
        </text:list-item>
      </text:list>
      <text:h text:style-name="P6" text:outline-level="5" text:is-list-header="true">Revelation <text:bookmark-start text:name="__RefHeading___Toc329335_1347044286"/>3:5<text:bookmark-end text:name="__RefHeading___Toc329335_1347044286"/></text:h>
      <text:p text:style-name="P11"><text:span text:style-name="T17">Revelation 3:5 <text:line-break/></text:span><text:span text:style-name="T138">5. </text:span><text:span text:style-name="T5">“The one who is victorious will, like them, be dressed in white. I will never blot out the name of that person from the book of life, but will acknowledge that name before my Father and his angels.”</text:span></text:p>
      <text:list text:style-name="L48">
        <text:list-item>
          <text:p text:style-name="P102">Apparently there are those who God blots out of His book of life.<text:span text:style-name="T134"> God apparently doesn't believe in "once saved always saved".</text:span><text:span text:style-name="T131"> </text:span><text:span text:style-name="T6">Overcomers </text:span><text:span text:style-name="T137">are </text:span><text:span text:style-name="T6">not blotted from </text:span><text:span text:style-name="T137">this book</text:span><text:span text:style-name="T6">.</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 Black" svg:font-family="'Arial Black'" style:font-adornments="Regular" style:font-family-generic="swiss" style:font-pitch="variable"/>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chapter">
      <style:paragraph-properties fo:margin-left="-0.4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chapter">
      <style:paragraph-properties fo:margin-left="-0.3in" fo:margin-top="0.0835in" fo:margin-bottom="0.0835in" style: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0.2in" fo:text-indent="0in" style:auto-text-indent="false"/>
      <style:text-properties fo:font-size="85%" fo:font-weight="bold" style:font-size-asian="85%" style:font-weight-asian="bold" style:font-size-complex="8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6" style:display-name="Heading 6" style:family="paragraph" style:parent-style-name="Heading" style:next-style-name="Text_20_body" style:default-outline-level="6" style:class="chapter">
      <style:paragraph-properties fo:margin-left="0in" fo:margin-top="0.0417in" fo:margin-bottom="0.0417in" style: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text-properties fo:color="#000000" loext:opacity="100%" fo:font-style="normal" fo:font-weight="normal" style:font-style-asian="normal" style:font-weight-asian="normal"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style:font-name="Arial Black" fo:font-weight="bold" officeooo:rsid="001ac38d" officeooo:paragraph-rsid="001ac38d"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iblical Reasons to Dismiss Perseverance of the Saints Doctrine</text:p>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8-20T18:34:40.415593500</meta:creation-date>
    <dc:date>2025-08-20T21:47:15.284729800</dc:date>
    <meta:editing-duration>PT3H15S</meta:editing-duration>
    <meta:editing-cycles>1</meta:editing-cycles>
    <meta:document-statistic meta:table-count="0" meta:image-count="0" meta:object-count="0" meta:page-count="15" meta:paragraph-count="202" meta:word-count="5838" meta:character-count="33104" meta:non-whitespace-character-count="27546"/>
    <meta:generator>LibreOffice/25.2.5.2$Windows_X86_64 LibreOffice_project/03d19516eb2e1dd5d4ccd751a0d6f35f35e08022</meta:generator>
  </office:meta>
</office:document-meta>
</file>